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 Mono" svg:font-family="'Roboto Mono'"/>
    <style:font-face style:name="Roboto Mono1" svg:font-family="'Roboto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fo:letter-spacing="normal" fo:font-style="normal" fo:font-weight="normal" officeooo:rsid="003982d3" officeooo:paragraph-rsid="00146106" fo:background-color="#ffffff"/>
    </style:style>
    <style:style style:name="P2" style:family="paragraph" style:parent-style-name="Standard">
      <style:text-properties fo:font-variant="normal" fo:text-transform="none" fo:color="#000000" fo:letter-spacing="normal" fo:font-style="normal" fo:font-weight="normal" officeooo:rsid="003982d3" officeooo:paragraph-rsid="00549b9a" fo:background-color="#ffffff"/>
    </style:style>
    <style:style style:name="P3" style:family="paragraph" style:parent-style-name="Standard">
      <style:text-properties fo:font-variant="normal" fo:text-transform="none" fo:color="#000000" fo:letter-spacing="normal" fo:font-style="normal" fo:font-weight="normal" officeooo:rsid="003982d3" officeooo:paragraph-rsid="005c9d83" fo:background-color="#ffffff"/>
    </style:style>
    <style:style style:name="P4" style:family="paragraph" style:parent-style-name="Standard">
      <style:text-properties fo:font-variant="normal" fo:text-transform="none" fo:color="#000000" fo:letter-spacing="normal" fo:font-style="normal" fo:font-weight="normal" officeooo:rsid="003982d3" officeooo:paragraph-rsid="007b0517" fo:background-color="#ffffff"/>
    </style:style>
    <style:style style:name="P5" style:family="paragraph" style:parent-style-name="Standard">
      <style:text-properties fo:font-variant="normal" fo:text-transform="none" fo:color="#000000" fo:letter-spacing="normal" fo:font-style="normal" fo:font-weight="normal" officeooo:rsid="003982d3" officeooo:paragraph-rsid="007b1a58" fo:background-color="#ffffff"/>
    </style:style>
    <style:style style:name="P6" style:family="paragraph" style:parent-style-name="Standard">
      <style:text-properties fo:font-variant="normal" fo:text-transform="none" fo:color="#000000" fo:letter-spacing="normal" fo:font-style="normal" fo:font-weight="normal" officeooo:rsid="003982d3" officeooo:paragraph-rsid="007b6776" fo:background-color="#ffffff"/>
    </style:style>
    <style:style style:name="P7" style:family="paragraph" style:parent-style-name="Standard">
      <style:text-properties fo:font-variant="normal" fo:text-transform="none" fo:color="#000000" fo:letter-spacing="normal" fo:font-style="normal" fo:font-weight="normal" officeooo:rsid="003982d3" officeooo:paragraph-rsid="007eae9a" fo:background-color="#ffffff"/>
    </style:style>
    <style:style style:name="P8" style:family="paragraph" style:parent-style-name="Standard">
      <style:text-properties fo:font-variant="normal" fo:text-transform="none" fo:color="#000000" fo:letter-spacing="normal" fo:font-style="normal" fo:font-weight="normal" officeooo:rsid="003982d3" officeooo:paragraph-rsid="007f2013" fo:background-color="#ffffff"/>
    </style:style>
    <style:style style:name="P9" style:family="paragraph" style:parent-style-name="Standard">
      <style:text-properties fo:font-variant="normal" fo:text-transform="none" fo:color="#000000" fo:letter-spacing="normal" fo:font-style="normal" fo:font-weight="normal" officeooo:rsid="003982d3" officeooo:paragraph-rsid="007f9d49" fo:background-color="#ffffff"/>
    </style:style>
    <style:style style:name="P10" style:family="paragraph" style:parent-style-name="Standard">
      <style:text-properties fo:font-variant="normal" fo:text-transform="none" fo:color="#000000" fo:letter-spacing="normal" fo:font-style="normal" fo:font-weight="normal" officeooo:rsid="003982d3" officeooo:paragraph-rsid="00813e98" fo:background-color="#ffffff"/>
    </style:style>
    <style:style style:name="P11" style:family="paragraph" style:parent-style-name="Standard">
      <style:text-properties fo:font-variant="normal" fo:text-transform="none" fo:color="#000000" fo:letter-spacing="normal" fo:font-style="normal" fo:font-weight="normal" officeooo:rsid="0066cfc0" officeooo:paragraph-rsid="007b1a58" fo:background-color="#ffffff"/>
    </style:style>
    <style:style style:name="P12" style:family="paragraph" style:parent-style-name="Standard">
      <style:text-properties fo:font-variant="normal" fo:text-transform="none" fo:color="#000000" fo:letter-spacing="normal" fo:font-style="normal" fo:font-weight="normal" officeooo:rsid="00742315" officeooo:paragraph-rsid="00742315" fo:background-color="#ffffff"/>
    </style:style>
    <style:style style:name="P13" style:family="paragraph" style:parent-style-name="Standard">
      <style:text-properties fo:font-variant="normal" fo:text-transform="none" fo:color="#000000" fo:letter-spacing="normal" fo:font-style="normal" fo:font-weight="normal" officeooo:rsid="0055e44b" officeooo:paragraph-rsid="007b6776" fo:background-color="#ffffff"/>
    </style:style>
    <style:style style:name="P14" style:family="paragraph" style:parent-style-name="Standard">
      <style:text-properties fo:font-variant="normal" fo:text-transform="none" fo:color="#000000" fo:letter-spacing="normal" fo:font-style="normal" fo:font-weight="normal" officeooo:rsid="005a4afc" officeooo:paragraph-rsid="00813e98" fo:background-color="#ffffff"/>
    </style:style>
    <style:style style:name="P15" style:family="paragraph" style:parent-style-name="Standard">
      <style:text-properties fo:font-variant="normal" fo:text-transform="none" fo:color="#000000" fo:letter-spacing="normal" fo:font-style="normal" fo:font-weight="normal" officeooo:rsid="003982d3" officeooo:paragraph-rsid="00146106" fo:background-color="#ffff00"/>
    </style:style>
    <style:style style:name="P16" style:family="paragraph" style:parent-style-name="Standard">
      <style:text-properties fo:font-variant="normal" fo:text-transform="none" fo:color="#000000" fo:letter-spacing="normal" fo:font-style="normal" fo:font-weight="normal" officeooo:rsid="003982d3" officeooo:paragraph-rsid="007b1a58" fo:background-color="transparent"/>
    </style:style>
    <style:style style:name="P17" style:family="paragraph" style:parent-style-name="Standard">
      <style:text-properties fo:font-variant="normal" fo:text-transform="none" fo:color="#c9211e" fo:letter-spacing="normal" fo:font-style="normal" fo:font-weight="normal" officeooo:rsid="00588bc6" officeooo:paragraph-rsid="00588bc6" fo:background-color="#ffffff"/>
    </style:style>
    <style:style style:name="P18" style:family="paragraph" style:parent-style-name="Standard">
      <style:text-properties fo:font-variant="normal" fo:text-transform="none" fo:color="#c9211e" fo:letter-spacing="normal" fo:font-style="normal" fo:font-weight="normal" officeooo:rsid="003982d3" officeooo:paragraph-rsid="007b6776" fo:background-color="#ffffff"/>
    </style:style>
    <style:style style:name="P19" style:family="paragraph" style:parent-style-name="Standard">
      <style:text-properties officeooo:paragraph-rsid="00549b9a"/>
    </style:style>
    <style:style style:name="P20" style:family="paragraph" style:parent-style-name="Standard">
      <style:text-properties officeooo:paragraph-rsid="00146106"/>
    </style:style>
    <style:style style:name="P21" style:family="paragraph" style:parent-style-name="Standard">
      <style:text-properties fo:color="#c9211e" officeooo:paragraph-rsid="007b6776"/>
    </style:style>
    <style:style style:name="P22" style:family="paragraph" style:parent-style-name="Standard">
      <style:text-properties officeooo:paragraph-rsid="007b0517"/>
    </style:style>
    <style:style style:name="P23" style:family="paragraph" style:parent-style-name="Standard">
      <style:text-properties officeooo:paragraph-rsid="007b1a58"/>
    </style:style>
    <style:style style:name="P24" style:family="paragraph" style:parent-style-name="Standard">
      <style:text-properties officeooo:paragraph-rsid="007c086a"/>
    </style:style>
    <style:style style:name="P25" style:family="paragraph" style:parent-style-name="Standard">
      <style:text-properties officeooo:paragraph-rsid="007eae9a"/>
    </style:style>
    <style:style style:name="P26" style:family="paragraph" style:parent-style-name="Standard">
      <style:text-properties officeooo:paragraph-rsid="007f9d49"/>
    </style:style>
    <style:style style:name="P2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c9211e" fo:letter-spacing="normal" fo:font-style="normal" fo:font-weight="normal" officeooo:rsid="00588bc6" officeooo:paragraph-rsid="00990cdb" fo:background-color="#ffffff"/>
    </style:style>
    <style:style style:name="P28" style:family="paragraph" style:parent-style-name="Standard">
      <style:text-properties officeooo:paragraph-rsid="0082fc54"/>
    </style:style>
    <style:style style:name="P29" style:family="paragraph" style:parent-style-name="Standard">
      <style:text-properties fo:font-variant="normal" fo:text-transform="none" fo:color="#000000" fo:letter-spacing="normal" fo:font-style="normal" fo:font-weight="normal" officeooo:rsid="003982d3" officeooo:paragraph-rsid="007b1a58" fo:background-color="transparent"/>
    </style:style>
    <style:style style:name="P30" style:family="paragraph" style:parent-style-name="Standard">
      <style:text-properties fo:font-variant="normal" fo:text-transform="none" fo:color="#000000" fo:letter-spacing="normal" fo:font-style="normal" fo:font-weight="normal" officeooo:rsid="003982d3" officeooo:paragraph-rsid="008a8ea3" fo:background-color="transparent"/>
    </style:style>
    <style:style style:name="P31" style:family="paragraph" style:parent-style-name="Standard">
      <style:text-properties fo:font-variant="normal" fo:text-transform="none" fo:color="#000000" fo:letter-spacing="normal" fo:font-style="normal" fo:font-weight="normal" officeooo:rsid="003982d3" officeooo:paragraph-rsid="00865bc9" fo:background-color="#ffffff"/>
    </style:style>
    <style:style style:name="P32" style:family="paragraph" style:parent-style-name="Standard">
      <style:text-properties fo:font-variant="normal" fo:text-transform="none" fo:color="#000000" fo:letter-spacing="normal" fo:font-style="normal" fo:font-weight="normal" officeooo:rsid="003982d3" officeooo:paragraph-rsid="007b1a58" fo:background-color="#ffffff"/>
    </style:style>
    <style:style style:name="P33" style:family="paragraph" style:parent-style-name="Standard">
      <style:text-properties fo:font-variant="normal" fo:text-transform="none" fo:color="#000000" fo:letter-spacing="normal" fo:font-style="normal" fo:font-weight="normal" officeooo:rsid="003982d3" officeooo:paragraph-rsid="008d9f1d" fo:background-color="#ffffff"/>
    </style:style>
    <style:style style:name="P34" style:family="paragraph" style:parent-style-name="Standard">
      <style:text-properties fo:font-variant="normal" fo:text-transform="none" fo:color="#000000" fo:letter-spacing="normal" fo:font-style="normal" fo:font-weight="normal" officeooo:rsid="003982d3" officeooo:paragraph-rsid="009627e4" fo:background-color="#ffffff"/>
    </style:style>
    <style:style style:name="P35" style:family="paragraph" style:parent-style-name="Standard">
      <style:text-properties fo:font-variant="normal" fo:text-transform="none" fo:color="#000000" fo:letter-spacing="normal" fo:font-style="normal" fo:font-weight="normal" officeooo:rsid="005a4afc" officeooo:paragraph-rsid="00865bc9" fo:background-color="#ffffff"/>
    </style:style>
    <style:style style:name="P36" style:family="paragraph" style:parent-style-name="Standard">
      <style:text-properties fo:font-variant="normal" fo:text-transform="none" fo:color="#000000" fo:letter-spacing="normal" fo:font-style="normal" fo:font-weight="normal" officeooo:rsid="0066cfc0" officeooo:paragraph-rsid="0068ba4d" fo:background-color="#ffffff"/>
    </style:style>
    <style:style style:name="P37" style:family="paragraph" style:parent-style-name="Standard">
      <style:text-properties fo:font-variant="normal" fo:text-transform="none" fo:color="#000000" fo:letter-spacing="normal" fo:font-style="normal" fo:font-weight="normal" officeooo:rsid="0066cfc0" officeooo:paragraph-rsid="008a8ea3" fo:background-color="#ffffff"/>
    </style:style>
    <style:style style:name="P38" style:family="paragraph" style:parent-style-name="Standard">
      <style:text-properties fo:font-variant="normal" fo:text-transform="none" fo:color="#000000" fo:letter-spacing="normal" fo:font-style="normal" fo:font-weight="normal" officeooo:rsid="008ed037" officeooo:paragraph-rsid="008ed037" fo:background-color="#ffffff"/>
    </style:style>
    <style:style style:name="P39" style:family="paragraph" style:parent-style-name="Standard">
      <style:text-properties fo:font-variant="normal" fo:text-transform="none" fo:color="#000000" fo:letter-spacing="normal" fo:font-style="normal" fo:font-weight="normal" officeooo:rsid="00742315" officeooo:paragraph-rsid="0093375d" fo:background-color="#ffffff"/>
    </style:style>
    <style:style style:name="P40" style:family="paragraph" style:parent-style-name="Standard">
      <style:text-properties fo:font-variant="normal" fo:text-transform="none" fo:color="#000000" fo:letter-spacing="normal" fo:font-style="normal" fo:font-weight="normal" officeooo:rsid="0055e44b" officeooo:paragraph-rsid="00990cdb" fo:background-color="#ffffff"/>
    </style:style>
    <style:style style:name="P41" style:family="paragraph" style:parent-style-name="Standard">
      <style:text-properties fo:font-variant="normal" fo:text-transform="none" fo:color="#000000" fo:letter-spacing="normal" fo:font-style="normal" fo:font-weight="normal" officeooo:rsid="0055e44b" officeooo:paragraph-rsid="00992aeb" fo:background-color="#ffffff"/>
    </style:style>
    <style:style style:name="P42" style:family="paragraph" style:parent-style-name="Standard">
      <style:text-properties fo:font-variant="normal" fo:text-transform="none" fo:color="#000000" fo:letter-spacing="normal" fo:font-style="normal" fo:font-weight="normal" officeooo:rsid="0055e44b" officeooo:paragraph-rsid="009a19c4" fo:background-color="#ffffff"/>
    </style:style>
    <style:style style:name="P43" style:family="paragraph" style:parent-style-name="Standard">
      <style:text-properties fo:font-variant="normal" fo:text-transform="none" fo:color="#c9211e" fo:letter-spacing="normal" fo:font-style="normal" fo:font-weight="normal" officeooo:rsid="00588bc6" officeooo:paragraph-rsid="00588bc6" fo:background-color="#ffffff"/>
    </style:style>
    <style:style style:name="P44" style:family="paragraph" style:parent-style-name="Standard">
      <style:text-properties officeooo:paragraph-rsid="00865bc9"/>
    </style:style>
    <style:style style:name="P45" style:family="paragraph" style:parent-style-name="Standard">
      <style:text-properties officeooo:paragraph-rsid="007eae9a"/>
    </style:style>
    <style:style style:name="P46" style:family="paragraph" style:parent-style-name="Standard">
      <style:text-properties officeooo:paragraph-rsid="008a8ea3"/>
    </style:style>
    <style:style style:name="P47" style:family="paragraph" style:parent-style-name="Standard">
      <style:text-properties officeooo:paragraph-rsid="008d9f1d"/>
    </style:style>
    <style:style style:name="P48" style:family="paragraph" style:parent-style-name="Standard">
      <style:text-properties officeooo:paragraph-rsid="0093375d"/>
    </style:style>
    <style:style style:name="P49" style:family="paragraph" style:parent-style-name="Standard">
      <style:text-properties officeooo:rsid="003982d3" officeooo:paragraph-rsid="00549b9a"/>
    </style:style>
    <style:style style:name="P50" style:family="paragraph" style:parent-style-name="Standard">
      <style:text-properties officeooo:paragraph-rsid="007b1a58"/>
    </style:style>
    <style:style style:name="P51" style:family="paragraph" style:parent-style-name="Standard">
      <style:text-properties officeooo:paragraph-rsid="009627e4"/>
    </style:style>
    <style:style style:name="P52" style:family="paragraph" style:parent-style-name="Standard">
      <style:text-properties officeooo:paragraph-rsid="00990cdb"/>
    </style:style>
    <style:style style:name="P53" style:family="paragraph" style:parent-style-name="Standard">
      <style:text-properties officeooo:paragraph-rsid="00992aeb"/>
    </style:style>
    <style:style style:name="P54" style:family="paragraph" style:parent-style-name="Standard">
      <style:text-properties officeooo:rsid="0055e44b" officeooo:paragraph-rsid="00990cdb"/>
    </style:style>
    <style:style style:name="T1" style:family="text">
      <style:text-properties fo:font-variant="normal" fo:text-transform="none" fo:color="#000000" fo:letter-spacing="normal" fo:font-style="normal" fo:font-weight="normal" fo:background-color="#ffffff" loext:char-shading-value="0"/>
    </style:style>
    <style:style style:name="T2" style:family="text">
      <style:text-properties fo:font-variant="normal" fo:text-transform="none" fo:color="#000000" fo:letter-spacing="normal" fo:font-style="normal" fo:font-weight="normal" officeooo:rsid="003982d3" fo:background-color="#ffffff" loext:char-shading-value="0"/>
    </style:style>
    <style:style style:name="T3" style:family="text">
      <style:text-properties fo:font-variant="normal" fo:text-transform="none" fo:color="#000000" fo:letter-spacing="normal" fo:font-style="normal" fo:font-weight="normal" officeooo:rsid="00549b9a" fo:background-color="#ffffff" loext:char-shading-value="0"/>
    </style:style>
    <style:style style:name="T4" style:family="text">
      <style:text-properties fo:font-variant="normal" fo:text-transform="none" fo:color="#000000" fo:letter-spacing="normal" fo:font-style="normal" fo:font-weight="normal" officeooo:rsid="0054e84e" fo:background-color="#ffffff" loext:char-shading-value="0"/>
    </style:style>
    <style:style style:name="T5" style:family="text">
      <style:text-properties fo:font-variant="normal" fo:text-transform="none" fo:color="#000000" fo:letter-spacing="normal" fo:font-style="normal" fo:font-weight="normal" officeooo:rsid="005b7491" fo:background-color="#ffffff" loext:char-shading-value="0"/>
    </style:style>
    <style:style style:name="T6" style:family="text">
      <style:text-properties fo:font-variant="normal" fo:text-transform="none" fo:color="#000000" fo:letter-spacing="normal" fo:font-style="normal" fo:font-weight="normal" officeooo:rsid="0062bd88" fo:background-color="#ffffff" loext:char-shading-value="0"/>
    </style:style>
    <style:style style:name="T7" style:family="text">
      <style:text-properties fo:font-variant="normal" fo:text-transform="none" fo:color="#000000" fo:letter-spacing="normal" fo:font-style="normal" fo:font-weight="normal" officeooo:rsid="0078cceb" fo:background-color="#ffffff" loext:char-shading-value="0"/>
    </style:style>
    <style:style style:name="T8" style:family="text">
      <style:text-properties fo:font-variant="normal" fo:text-transform="none" fo:color="#000000" fo:letter-spacing="normal" fo:font-style="normal" fo:font-weight="normal" officeooo:rsid="00742315" fo:background-color="#ffffff" loext:char-shading-value="0"/>
    </style:style>
    <style:style style:name="T9" style:family="text">
      <style:text-properties fo:font-variant="normal" fo:text-transform="none" fo:color="#000000" fo:letter-spacing="normal" fo:font-style="normal" fo:font-weight="normal" officeooo:rsid="00710501" fo:background-color="#ffffff" loext:char-shading-value="0"/>
    </style:style>
    <style:style style:name="T10" style:family="text">
      <style:text-properties fo:font-variant="normal" fo:text-transform="none" fo:color="#000000" fo:letter-spacing="normal" fo:font-style="normal" fo:font-weight="normal" officeooo:rsid="005a4afc" fo:background-color="#ffffff" loext:char-shading-value="0"/>
    </style:style>
    <style:style style:name="T11" style:family="text">
      <style:text-properties fo:font-variant="normal" fo:text-transform="none" fo:color="#000000" fo:letter-spacing="normal" fo:font-style="normal" fo:font-weight="normal" officeooo:rsid="005c9d83" fo:background-color="#ffffff" loext:char-shading-value="0"/>
    </style:style>
    <style:style style:name="T12" style:family="text">
      <style:text-properties fo:font-variant="normal" fo:text-transform="none" fo:color="#000000" fo:letter-spacing="normal" fo:font-style="normal" fo:font-weight="normal" officeooo:rsid="008d9f1d" fo:background-color="#ffffff" loext:char-shading-value="0"/>
    </style:style>
    <style:style style:name="T13" style:family="text">
      <style:text-properties fo:font-variant="normal" fo:text-transform="none" fo:color="#000000" fo:letter-spacing="normal" fo:font-style="normal" fo:font-weight="normal" officeooo:rsid="00918cfe" fo:background-color="#ffffff" loext:char-shading-value="0"/>
    </style:style>
    <style:style style:name="T14" style:family="text">
      <style:text-properties fo:font-variant="normal" fo:text-transform="none" fo:color="#000000" fo:letter-spacing="normal" fo:font-style="normal" fo:font-weight="normal" officeooo:rsid="0093375d" fo:background-color="#ffffff" loext:char-shading-value="0"/>
    </style:style>
    <style:style style:name="T15" style:family="text">
      <style:text-properties fo:font-variant="normal" fo:text-transform="none" fo:color="#000000" fo:letter-spacing="normal" fo:font-style="normal" fo:font-weight="normal" officeooo:rsid="009627e4" fo:background-color="#ffffff" loext:char-shading-value="0"/>
    </style:style>
    <style:style style:name="T16" style:family="text">
      <style:text-properties fo:font-variant="normal" fo:text-transform="none" fo:color="#000000" fo:letter-spacing="normal" fo:font-style="normal" fo:font-weight="normal" officeooo:rsid="00970332" fo:background-color="#ffffff" loext:char-shading-value="0"/>
    </style:style>
    <style:style style:name="T17" style:family="text">
      <style:text-properties fo:font-variant="normal" fo:text-transform="none" fo:color="#000000" fo:letter-spacing="normal" fo:font-style="normal" fo:font-weight="normal" officeooo:rsid="007d21c4" fo:background-color="#ffffff" loext:char-shading-value="0"/>
    </style:style>
    <style:style style:name="T18" style:family="text">
      <style:text-properties fo:font-variant="normal" fo:text-transform="none" fo:color="#000000" fo:letter-spacing="normal" fo:font-style="normal" fo:font-weight="normal" officeooo:rsid="003982d3" fo:background-color="transparent" loext:char-shading-value="0"/>
    </style:style>
    <style:style style:name="T19" style:family="text">
      <style:text-properties fo:font-variant="normal" fo:text-transform="none" fo:color="#000000" fo:letter-spacing="normal" fo:font-style="normal" fo:font-weight="normal" officeooo:rsid="0078cceb" fo:background-color="transparent" loext:char-shading-value="0"/>
    </style:style>
    <style:style style:name="T20" style:family="text">
      <style:text-properties fo:font-variant="normal" fo:text-transform="none" fo:color="#000000" fo:letter-spacing="normal" fo:font-style="normal" fo:font-weight="normal" officeooo:rsid="0068ba4d" fo:background-color="transparent" loext:char-shading-value="0"/>
    </style:style>
    <style:style style:name="T21" style:family="text">
      <style:text-properties fo:font-variant="normal" fo:text-transform="none" fo:color="#000000" fo:letter-spacing="normal" fo:font-style="normal" fo:font-weight="normal" officeooo:rsid="008a8ea3" fo:background-color="transparent" loext:char-shading-value="0"/>
    </style:style>
    <style:style style:name="T22" style:family="text">
      <style:text-properties fo:font-variant="normal" fo:text-transform="none" fo:color="#000000" fo:letter-spacing="normal" fo:font-style="normal" fo:font-weight="normal" officeooo:rsid="008c63b7" fo:background-color="transparent" loext:char-shading-value="0"/>
    </style:style>
    <style:style style:name="T23" style:family="text">
      <style:text-properties fo:font-variant="normal" fo:text-transform="none" fo:color="#000000" fo:letter-spacing="normal" fo:font-style="normal" fo:font-weight="normal" officeooo:rsid="0093375d" fo:background-color="transparent" loext:char-shading-value="0"/>
    </style:style>
    <style:style style:name="T24" style:family="text">
      <style:text-properties fo:font-variant="normal" fo:text-transform="none" fo:color="#000000" style:font-name="Roboto Mono" fo:font-size="10.5pt" fo:letter-spacing="normal" fo:font-style="normal" fo:font-weight="normal" officeooo:rsid="0055e44b" fo:background-color="#ffffff" loext:char-shading-value="0"/>
    </style:style>
    <style:style style:name="T25" style:family="text">
      <style:text-properties fo:font-variant="normal" fo:text-transform="none" fo:letter-spacing="normal" fo:font-style="normal" fo:font-weight="normal" officeooo:rsid="003982d3" fo:background-color="#ffffff" loext:char-shading-value="0"/>
    </style:style>
    <style:style style:name="T26" style:family="text">
      <style:text-properties fo:font-variant="normal" fo:text-transform="none" fo:letter-spacing="normal" fo:font-style="normal" fo:font-weight="normal" officeooo:rsid="007b0517" fo:background-color="#ffffff" loext:char-shading-value="0"/>
    </style:style>
    <style:style style:name="T27" style:family="text">
      <style:text-properties fo:font-variant="normal" fo:text-transform="none" fo:letter-spacing="normal" fo:font-style="normal" fo:font-weight="normal" officeooo:rsid="007b6776" fo:background-color="#ffffff" loext:char-shading-value="0"/>
    </style:style>
    <style:style style:name="T28" style:family="text">
      <style:text-properties fo:font-variant="normal" fo:text-transform="none" fo:color="#c9211e" fo:letter-spacing="normal" fo:font-style="normal" fo:font-weight="normal" fo:background-color="#ffffff" loext:char-shading-value="0"/>
    </style:style>
    <style:style style:name="T29" style:family="text">
      <style:text-properties fo:font-variant="normal" fo:text-transform="none" fo:color="#c9211e" fo:letter-spacing="normal" fo:font-style="normal" fo:font-weight="normal" officeooo:rsid="003982d3" fo:background-color="#ffffff" loext:char-shading-value="0" style:font-style-asian="normal" style:font-weight-asian="normal"/>
    </style:style>
    <style:style style:name="T30" style:family="text">
      <style:text-properties fo:font-variant="normal" fo:text-transform="none" fo:color="#c9211e" fo:letter-spacing="normal" fo:font-style="normal" fo:font-weight="normal" officeooo:rsid="007b0517" fo:background-color="#ffffff" loext:char-shading-value="0" style:font-style-asian="normal" style:font-weight-asian="normal"/>
    </style:style>
    <style:style style:name="T31" style:family="text">
      <style:text-properties fo:font-variant="normal" fo:text-transform="none" fo:color="#c9211e" fo:letter-spacing="normal" fo:font-style="normal" fo:font-weight="normal" officeooo:rsid="003982d3" fo:background-color="#ffffff" loext:char-shading-value="0"/>
    </style:style>
    <style:style style:name="T32" style:family="text">
      <style:text-properties fo:font-variant="normal" fo:text-transform="none" fo:color="#c9211e" fo:letter-spacing="normal" fo:font-style="normal" fo:font-weight="normal" officeooo:rsid="007b0517" fo:background-color="#ffffff" loext:char-shading-value="0"/>
    </style:style>
    <style:style style:name="T33" style:family="text">
      <style:text-properties fo:font-variant="normal" fo:text-transform="none" fo:color="#c9211e" fo:letter-spacing="normal" fo:font-style="normal" fo:font-weight="normal" officeooo:rsid="007b1a58" fo:background-color="#ffffff" loext:char-shading-value="0"/>
    </style:style>
    <style:style style:name="T34" style:family="text">
      <style:text-properties fo:font-variant="normal" fo:text-transform="none" fo:color="#c9211e" fo:letter-spacing="normal" fo:font-style="normal" fo:font-weight="normal" officeooo:rsid="007b6776" fo:background-color="#ffffff" loext:char-shading-value="0"/>
    </style:style>
    <style:style style:name="T35" style:family="text">
      <style:text-properties fo:font-variant="normal" fo:text-transform="none" fo:color="#c9211e" fo:letter-spacing="normal" fo:font-style="normal" fo:font-weight="normal" officeooo:rsid="007c086a" fo:background-color="#ffffff" loext:char-shading-value="0"/>
    </style:style>
    <style:style style:name="T36" style:family="text">
      <style:text-properties fo:font-variant="normal" fo:text-transform="none" fo:color="#c9211e" fo:letter-spacing="normal" fo:font-style="normal" fo:font-weight="normal" officeooo:rsid="007d21c4" fo:background-color="#ffffff" loext:char-shading-value="0"/>
    </style:style>
    <style:style style:name="T37" style:family="text">
      <style:text-properties fo:font-variant="normal" fo:text-transform="none" fo:color="#c9211e" fo:letter-spacing="normal" fo:font-style="normal" fo:font-weight="normal" officeooo:rsid="007eae9a" fo:background-color="#ffffff" loext:char-shading-value="0"/>
    </style:style>
    <style:style style:name="T38" style:family="text">
      <style:text-properties fo:font-variant="normal" fo:text-transform="none" fo:color="#c9211e" fo:letter-spacing="normal" fo:font-style="normal" fo:font-weight="normal" officeooo:rsid="007f9d49" fo:background-color="#ffffff" loext:char-shading-value="0"/>
    </style:style>
    <style:style style:name="T39" style:family="text">
      <style:text-properties fo:font-variant="normal" fo:text-transform="none" fo:color="#c9211e" fo:letter-spacing="normal" fo:font-style="normal" fo:font-weight="normal" officeooo:rsid="0082c620" fo:background-color="#ffffff" loext:char-shading-value="0"/>
    </style:style>
    <style:style style:name="T40" style:family="text">
      <style:text-properties fo:font-variant="normal" fo:text-transform="none" fo:color="#c9211e" fo:letter-spacing="normal" fo:font-style="normal" fo:font-weight="normal" officeooo:rsid="0082c7d1" fo:background-color="#ffffff" loext:char-shading-value="0"/>
    </style:style>
    <style:style style:name="T41" style:family="text">
      <style:text-properties fo:font-variant="normal" fo:text-transform="none" fo:color="#c9211e" fo:letter-spacing="normal" fo:font-style="normal" fo:font-weight="normal" officeooo:rsid="0082fc54" fo:background-color="#ffffff" loext:char-shading-value="0"/>
    </style:style>
    <style:style style:name="T42" style:family="text">
      <style:text-properties fo:font-variant="normal" fo:text-transform="none" fo:color="#c9211e" fo:letter-spacing="normal" fo:font-style="normal" fo:font-weight="normal" officeooo:rsid="0084f962" fo:background-color="#ffffff" loext:char-shading-value="0"/>
    </style:style>
    <style:style style:name="T43" style:family="text">
      <style:text-properties fo:font-variant="normal" fo:text-transform="none" fo:color="#c9211e" fo:letter-spacing="normal" fo:font-style="normal" fo:font-weight="normal" officeooo:rsid="00865bc9" fo:background-color="#ffffff" loext:char-shading-value="0"/>
    </style:style>
    <style:style style:name="T44" style:family="text">
      <style:text-properties fo:font-variant="normal" fo:text-transform="none" fo:color="#c9211e" fo:letter-spacing="normal" fo:font-style="normal" fo:font-weight="normal" officeooo:rsid="00891ee1" fo:background-color="#ffffff" loext:char-shading-value="0"/>
    </style:style>
    <style:style style:name="T45" style:family="text">
      <style:text-properties fo:font-variant="normal" fo:text-transform="none" fo:color="#c9211e" fo:letter-spacing="normal" fo:font-style="normal" fo:font-weight="normal" officeooo:rsid="008d9f1d" fo:background-color="#ffffff" loext:char-shading-value="0"/>
    </style:style>
    <style:style style:name="T46" style:family="text">
      <style:text-properties fo:font-variant="normal" fo:text-transform="none" fo:color="#c9211e" fo:letter-spacing="normal" fo:font-style="normal" fo:font-weight="normal" officeooo:rsid="008ed037" fo:background-color="#ffffff" loext:char-shading-value="0"/>
    </style:style>
    <style:style style:name="T47" style:family="text">
      <style:text-properties fo:font-variant="normal" fo:text-transform="none" fo:color="#c9211e" fo:letter-spacing="normal" fo:font-style="normal" fo:font-weight="normal" officeooo:rsid="0093375d" fo:background-color="#ffffff" loext:char-shading-value="0"/>
    </style:style>
    <style:style style:name="T48" style:family="text">
      <style:text-properties fo:font-variant="normal" fo:text-transform="none" fo:color="#c9211e" fo:letter-spacing="normal" fo:font-style="normal" fo:font-weight="normal" officeooo:rsid="009627e4" fo:background-color="#ffffff" loext:char-shading-value="0"/>
    </style:style>
    <style:style style:name="T49" style:family="text">
      <style:text-properties fo:font-variant="normal" fo:text-transform="none" fo:color="#c9211e" fo:letter-spacing="normal" fo:font-style="normal" fo:font-weight="normal" officeooo:rsid="00970332" fo:background-color="#ffffff" loext:char-shading-value="0"/>
    </style:style>
    <style:style style:name="T50" style:family="text">
      <style:text-properties fo:font-variant="normal" fo:text-transform="none" fo:color="#c9211e" style:font-name="Roboto Mono1" fo:font-size="10.5pt" fo:letter-spacing="normal" fo:font-style="normal" style:text-underline-style="solid" style:text-underline-width="auto" style:text-underline-color="font-color" fo:font-weight="normal" officeooo:rsid="007b6776" fo:background-color="#ffffff" loext:char-shading-value="0" loext:padding="0cm" loext:border="none"/>
    </style:style>
    <style:style style:name="T51" style:family="text">
      <style:text-properties fo:font-variant="normal" fo:text-transform="none" fo:color="#c9211e" style:font-name="Roboto Mono" fo:font-size="10.5pt" fo:letter-spacing="normal" fo:font-style="normal" fo:font-weight="normal" officeooo:rsid="003982d3" fo:background-color="#ffffff" loext:char-shading-value="0"/>
    </style:style>
    <style:style style:name="T52" style:family="text">
      <style:text-properties fo:font-variant="normal" fo:text-transform="none" fo:color="#c9211e" style:font-name="Roboto Mono" fo:font-size="10.5pt" fo:letter-spacing="normal" fo:font-style="normal" fo:font-weight="normal" officeooo:rsid="007b1a58" fo:background-color="#ffffff" loext:char-shading-value="0"/>
    </style:style>
    <style:style style:name="T53" style:family="text">
      <style:text-properties fo:font-variant="normal" fo:text-transform="none" fo:color="#c9211e" style:font-name="Roboto Mono" fo:font-size="10.5pt" fo:letter-spacing="normal" fo:font-style="normal" fo:font-weight="normal" officeooo:rsid="007b0517" fo:background-color="#ffffff" loext:char-shading-value="0"/>
    </style:style>
    <style:style style:name="T54" style:family="text">
      <style:text-properties fo:font-variant="normal" fo:text-transform="none" fo:color="#c9211e" style:font-name="Roboto Mono" fo:font-size="10.5pt" fo:letter-spacing="normal" fo:font-style="normal" fo:font-weight="normal" officeooo:rsid="00990cdb" fo:background-color="#ffffff" loext:char-shading-value="0"/>
    </style:style>
    <style:style style:name="T55" style:family="text">
      <style:text-properties fo:font-variant="normal" fo:text-transform="none" fo:color="#c9211e" style:font-name="Roboto Mono" fo:font-size="10.5pt" fo:letter-spacing="normal" fo:font-style="normal" fo:font-weight="normal" officeooo:rsid="0082fc54" fo:background-color="#ffffff" loext:char-shading-value="0"/>
    </style:style>
    <style:style style:name="T56" style:family="text">
      <style:text-properties fo:font-variant="normal" fo:text-transform="none" fo:color="#c9211e" style:font-name="Roboto Mono" fo:font-size="10.5pt" fo:letter-spacing="normal" fo:font-style="normal" fo:font-weight="normal" officeooo:rsid="00891ee1" fo:background-color="#ffffff" loext:char-shading-value="0"/>
    </style:style>
    <style:style style:name="T57" style:family="text">
      <style:text-properties fo:font-variant="normal" fo:text-transform="none" fo:color="#c9211e" style:font-name="Roboto Mono" fo:font-size="10.5pt" fo:letter-spacing="normal" fo:font-style="normal" fo:font-weight="normal" officeooo:rsid="00992aeb" fo:background-color="#ffffff" loext:char-shading-value="0"/>
    </style:style>
    <style:style style:name="T58" style:family="text">
      <style:text-properties fo:font-variant="normal" fo:text-transform="none" fo:color="#c9211e" style:font-name="Roboto Mono" fo:font-size="10.5pt" fo:letter-spacing="normal" fo:font-style="normal" fo:font-weight="normal" officeooo:rsid="003982d3" fo:background-color="#ffffff" loext:char-shading-value="0" style:font-style-asian="normal" style:font-weight-asian="normal"/>
    </style:style>
    <style:style style:name="T59" style:family="text">
      <style:text-properties fo:font-variant="normal" fo:text-transform="none" fo:color="#c9211e" style:font-name="Roboto Mono" fo:font-size="10.5pt" fo:letter-spacing="normal" fo:font-style="normal" fo:font-weight="normal" officeooo:rsid="007d21c4" fo:background-color="#ffffff" loext:char-shading-value="0"/>
    </style:style>
    <style:style style:name="T60" style:family="text">
      <style:text-properties fo:font-variant="normal" fo:text-transform="none" fo:color="#c9211e" style:font-name="Roboto Mono" fo:font-size="10.5pt" fo:letter-spacing="normal" fo:font-style="normal" fo:font-weight="normal" officeooo:rsid="007b6776" fo:background-color="#ffffff" loext:char-shading-value="0"/>
    </style:style>
    <style:style style:name="T61" style:family="text">
      <style:text-properties fo:font-variant="normal" fo:text-transform="none" fo:color="#c9211e" style:font-name="Roboto Mono" fo:font-size="10.5pt" fo:letter-spacing="normal" fo:font-style="normal" fo:font-weight="normal" officeooo:rsid="007eae9a" fo:background-color="#ffffff" loext:char-shading-value="0"/>
    </style:style>
    <style:style style:name="T62" style:family="text">
      <style:text-properties officeooo:rsid="003982d3"/>
    </style:style>
    <style:style style:name="T63" style:family="text">
      <style:text-properties officeooo:rsid="00549b9a"/>
    </style:style>
    <style:style style:name="T64" style:family="text">
      <style:text-properties officeooo:rsid="0054e84e"/>
    </style:style>
    <style:style style:name="T65" style:family="text">
      <style:text-properties fo:color="#c9211e"/>
    </style:style>
    <style:style style:name="T66" style:family="text">
      <style:text-properties fo:color="#c9211e" officeooo:rsid="007b0517"/>
    </style:style>
    <style:style style:name="T67" style:family="text">
      <style:text-properties fo:color="#c9211e" fo:background-color="#ffffff" loext:char-shading-value="0"/>
    </style:style>
    <style:style style:name="T68" style:family="text">
      <style:text-properties fo:color="#c9211e" fo:background-color="#ffffff" loext:char-shading-value="0" style:font-style-asian="normal" style:font-weight-asian="normal"/>
    </style:style>
    <style:style style:name="T69" style:family="text">
      <style:text-properties fo:color="#c9211e" officeooo:rsid="007b0517" fo:background-color="#ffffff" loext:char-shading-value="0" style:font-style-asian="normal" style:font-weight-asian="normal"/>
    </style:style>
    <style:style style:name="T70" style:family="text">
      <style:text-properties fo:color="#c9211e" officeooo:rsid="007b1a58" fo:background-color="#ffffff" loext:char-shading-value="0"/>
    </style:style>
    <style:style style:name="T71" style:family="text">
      <style:text-properties fo:color="#c9211e" officeooo:rsid="007b0517" fo:background-color="#ffffff" loext:char-shading-value="0"/>
    </style:style>
    <style:style style:name="T72" style:family="text">
      <style:text-properties fo:color="#c9211e" officeooo:rsid="0082fc54" fo:background-color="#ffffff" loext:char-shading-value="0"/>
    </style:style>
    <style:style style:name="T73" style:family="text">
      <style:text-properties fo:color="#c9211e" officeooo:rsid="00891ee1" fo:background-color="#ffffff" loext:char-shading-value="0"/>
    </style:style>
    <style:style style:name="T74" style:family="text">
      <style:text-properties fo:color="#c9211e" officeooo:rsid="007b1a58"/>
    </style:style>
    <style:style style:name="T75" style:family="text">
      <style:text-properties fo:color="#c9211e" officeooo:rsid="003982d3"/>
    </style:style>
    <style:style style:name="T76" style:family="text">
      <style:text-properties fo:color="#c9211e" officeooo:rsid="007b6776"/>
    </style:style>
    <style:style style:name="T77" style:family="text">
      <style:text-properties fo:color="#c9211e" officeooo:rsid="007d21c4"/>
    </style:style>
    <style:style style:name="T78" style:family="text">
      <style:text-properties fo:color="#c9211e" officeooo:rsid="007eae9a"/>
    </style:style>
    <style:style style:name="T79" style:family="text">
      <style:text-properties fo:color="#c9211e" officeooo:rsid="007f2013"/>
    </style:style>
    <style:style style:name="T80" style:family="text">
      <style:text-properties fo:color="#c9211e" officeooo:rsid="007f9d49"/>
    </style:style>
    <style:style style:name="T81" style:family="text">
      <style:text-properties fo:color="#c9211e" officeooo:rsid="00813e98"/>
    </style:style>
    <style:style style:name="T82" style:family="text">
      <style:text-properties fo:color="#c9211e" officeooo:rsid="0082fc54"/>
    </style:style>
    <style:style style:name="T83" style:family="text">
      <style:text-properties fo:color="#c9211e" officeooo:rsid="0084f962"/>
    </style:style>
    <style:style style:name="T84" style:family="text">
      <style:text-properties fo:color="#c9211e" style:font-style-asian="normal" style:font-weight-asian="normal"/>
    </style:style>
    <style:style style:name="T85" style:family="text">
      <style:text-properties fo:color="#c9211e" officeooo:rsid="003982d3" style:font-style-asian="normal" style:font-weight-asian="normal"/>
    </style:style>
    <style:style style:name="T86" style:family="text">
      <style:text-properties fo:color="#c9211e" officeooo:rsid="00865bc9"/>
    </style:style>
    <style:style style:name="T87" style:family="text">
      <style:text-properties fo:color="#c9211e" officeooo:rsid="00891ee1"/>
    </style:style>
    <style:style style:name="T88" style:family="text">
      <style:text-properties fo:color="#c9211e" officeooo:rsid="009627e4"/>
    </style:style>
    <style:style style:name="T89" style:family="text">
      <style:text-properties fo:color="#c9211e" style:font-name="Roboto Mono" fo:font-size="10.5pt"/>
    </style:style>
    <style:style style:name="T90" style:family="text">
      <style:text-properties fo:color="#c9211e" style:font-name="Roboto Mono" fo:font-size="10.5pt" officeooo:rsid="003982d3"/>
    </style:style>
    <style:style style:name="T91" style:family="text">
      <style:text-properties fo:color="#c9211e" style:font-name="Roboto Mono" fo:font-size="10.5pt" officeooo:rsid="007b0517"/>
    </style:style>
    <style:style style:name="T92" style:family="text">
      <style:text-properties fo:color="#c9211e" style:font-name="Roboto Mono" fo:font-size="10.5pt" officeooo:rsid="003982d3" style:font-style-asian="normal" style:font-weight-asian="normal"/>
    </style:style>
    <style:style style:name="T93" style:family="text">
      <style:text-properties fo:color="#c9211e" style:font-name="Roboto Mono" fo:font-size="10.5pt" officeooo:rsid="007b0517" style:font-style-asian="normal" style:font-weight-asian="normal"/>
    </style:style>
    <style:style style:name="T94" style:family="text">
      <style:text-properties fo:color="#c9211e" style:font-name="Roboto Mono" fo:font-size="10.5pt" officeooo:rsid="0082c7d1"/>
    </style:style>
    <style:style style:name="T95" style:family="text">
      <style:text-properties fo:color="#c9211e" style:font-name="Roboto Mono" fo:font-size="10.5pt" officeooo:rsid="0082fc54"/>
    </style:style>
    <style:style style:name="T96" style:family="text">
      <style:text-properties fo:color="#c9211e" style:font-name="Roboto Mono" fo:font-size="10.5pt" officeooo:rsid="007b1a58"/>
    </style:style>
    <style:style style:name="T97" style:family="text">
      <style:text-properties fo:color="#c9211e" style:font-name="Roboto Mono" fo:font-size="10.5pt" officeooo:rsid="00990cdb"/>
    </style:style>
    <style:style style:name="T98" style:family="text">
      <style:text-properties fo:color="#c9211e" style:font-name="Roboto Mono" fo:font-size="10.5pt" officeooo:rsid="00891ee1"/>
    </style:style>
    <style:style style:name="T99" style:family="text">
      <style:text-properties fo:color="#c9211e" style:font-name="Roboto Mono" fo:font-size="10.5pt" officeooo:rsid="0084f962"/>
    </style:style>
    <style:style style:name="T100" style:family="text">
      <style:text-properties fo:color="#c9211e" style:font-name="Roboto Mono" fo:font-size="10.5pt" officeooo:rsid="00992aeb"/>
    </style:style>
    <style:style style:name="T101" style:family="text">
      <style:text-properties fo:color="#c9211e" style:font-name="Roboto Mono" fo:font-size="10.5pt" officeooo:rsid="008ed037"/>
    </style:style>
    <style:style style:name="T102" style:family="text">
      <style:text-properties fo:color="#c9211e" style:font-name="Roboto Mono" fo:font-size="10.5pt" officeooo:rsid="0093375d"/>
    </style:style>
    <style:style style:name="T103" style:family="text">
      <style:text-properties fo:color="#c9211e" style:font-name="Roboto Mono" fo:font-size="10.5pt" officeooo:rsid="009627e4"/>
    </style:style>
    <style:style style:name="T104" style:family="text">
      <style:text-properties fo:color="#c9211e" style:font-name="Roboto Mono" fo:font-size="10.5pt" officeooo:rsid="007d21c4"/>
    </style:style>
    <style:style style:name="T105" style:family="text">
      <style:text-properties fo:color="#c9211e" style:font-name="Roboto Mono" fo:font-size="10.5pt" officeooo:rsid="007b6776"/>
    </style:style>
    <style:style style:name="T106" style:family="text">
      <style:text-properties fo:color="#c9211e" style:font-name="Roboto Mono" fo:font-size="10.5pt" officeooo:rsid="007eae9a"/>
    </style:style>
    <style:style style:name="T107" style:family="text">
      <style:text-properties fo:color="#c9211e" style:font-name="Roboto Mono" fo:font-size="10.5pt" officeooo:rsid="007f9d49"/>
    </style:style>
    <style:style style:name="T108" style:family="text">
      <style:text-properties fo:color="#c9211e" style:font-name="Roboto Mono" fo:font-size="10.5pt" officeooo:rsid="007f2013"/>
    </style:style>
    <style:style style:name="T109" style:family="text">
      <style:text-properties fo:color="#c9211e" style:font-name="Roboto Mono" fo:font-size="10.5pt" officeooo:rsid="007c086a"/>
    </style:style>
    <style:style style:name="T110" style:family="text">
      <style:text-properties fo:color="#c9211e" style:font-name="Roboto Mono" fo:font-size="10.5pt" officeooo:rsid="0082c620"/>
    </style:style>
    <style:style style:name="T111" style:family="text">
      <style:text-properties officeooo:rsid="005b7491"/>
    </style:style>
    <style:style style:name="T112" style:family="text">
      <style:text-properties officeooo:rsid="005c9d83"/>
    </style:style>
    <style:style style:name="T113" style:family="text">
      <style:text-properties officeooo:rsid="0062bd88"/>
    </style:style>
    <style:style style:name="T114" style:family="text">
      <style:text-properties officeooo:rsid="00634628"/>
    </style:style>
    <style:style style:name="T115" style:family="text">
      <style:text-properties officeooo:rsid="0068ba4d"/>
    </style:style>
    <style:style style:name="T116" style:family="text">
      <style:text-properties officeooo:rsid="006a94c3"/>
    </style:style>
    <style:style style:name="T117" style:family="text">
      <style:text-properties officeooo:rsid="00710501"/>
    </style:style>
    <style:style style:name="T118" style:family="text">
      <style:text-properties officeooo:rsid="00742315"/>
    </style:style>
    <style:style style:name="T119" style:family="text">
      <style:text-properties officeooo:rsid="0078cceb"/>
    </style:style>
    <style:style style:name="T120" style:family="text">
      <style:text-properties officeooo:rsid="00742315" fo:background-color="#ffffff" loext:char-shading-value="0"/>
    </style:style>
    <style:style style:name="T121" style:family="text">
      <style:text-properties officeooo:rsid="007b6776"/>
    </style:style>
    <style:style style:name="T122" style:family="text">
      <style:text-properties officeooo:rsid="007d21c4"/>
    </style:style>
    <style:style style:name="T123" style:family="text">
      <style:text-properties officeooo:rsid="0082fc54"/>
    </style:style>
    <style:style style:name="T124" style:family="text">
      <style:text-properties officeooo:rsid="0068ba4d" fo:background-color="transparent" loext:char-shading-value="0"/>
    </style:style>
    <style:style style:name="T125" style:family="text">
      <style:text-properties officeooo:rsid="008d9f1d"/>
    </style:style>
    <style:style style:name="T126" style:family="text">
      <style:text-properties officeooo:rsid="008fc337"/>
    </style:style>
    <style:style style:name="T127" style:family="text">
      <style:text-properties officeooo:rsid="0093375d"/>
    </style:style>
    <style:style style:name="T128" style:family="text">
      <style:text-properties officeooo:rsid="009627e4"/>
    </style:style>
    <style:style style:name="T129" style:family="text">
      <style:text-properties officeooo:rsid="00970332"/>
    </style:style>
    <style:style style:name="T130" style:family="text">
      <style:text-properties officeooo:rsid="00978472"/>
    </style:style>
    <style:style style:name="T131" style:family="text">
      <style:text-properties style:font-name="Roboto Mono" fo:font-size="10.5pt"/>
    </style:style>
    <style:style style:name="T132" style:family="text">
      <style:text-properties style:font-name="Roboto Mono" fo:font-size="10.5pt" officeooo:rsid="0078468d"/>
    </style:style>
    <style:style style:name="T133" style:family="text">
      <style:text-properties style:font-name="Roboto Mono" fo:font-size="10.5pt" officeooo:rsid="007da0b5"/>
    </style:style>
    <style:style style:name="T134" style:family="text">
      <style:text-properties style:font-name="Roboto Mono" fo:font-size="10.5pt" officeooo:rsid="007d0fad"/>
    </style:style>
    <style:style style:name="T135" style:family="text">
      <style:text-properties style:font-name="Roboto Mono" fo:font-size="10.5pt" officeooo:rsid="003982d3"/>
    </style:style>
    <style:style style:name="T136" style:family="text">
      <style:text-properties style:font-name="Roboto Mono" fo:font-size="10.5pt" officeooo:rsid="007b0517"/>
    </style:style>
    <style:style style:name="T137" style:family="text">
      <style:text-properties officeooo:rsid="007da0b5"/>
    </style:style>
    <style:style style:name="T138" style:family="text">
      <style:text-properties officeooo:rsid="00992a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pan text:style-name="T51">%</text:span><text:span text:style-name="T53">This program computes the degree of the logarithmic component of type (1,1,1) in the space of codimension 1 foliations in projective space of dimension n (by changing the definition of ‘n’ in the second line of the code). Written in Macaulay2.</text:span></text:p>
      <text:p text:style-name="P40"><text:span text:style-name="T131"/></text:p>
      <text:p text:style-name="P40"><text:span text:style-name="T131">loadPackage</text:span> <text:span text:style-name="T131">"Schubert2"</text:span> <text:span text:style-name="T75">%</text:span><text:span text:style-name="T66">We use the package Schubert 2 for displaying intersection rings.</text:span></text:p>
      <text:p text:style-name="P40"><text:span text:style-name="T131">n=3; </text:span><text:span text:style-name="T90">%</text:span><text:span text:style-name="T91">Dimension of ambient projective space.</text:span></text:p>
      <text:p text:style-name="P40"><text:span text:style-name="T131">P1 = abs</text:span><text:span text:style-name="T132">t</text:span><text:span text:style-name="T131">ractProjectiveSpace'(1, VariableName =&gt; h1); </text:span><text:span text:style-name="T90">%</text:span><text:span text:style-name="T91">Projective space representing residues.</text:span></text:p>
      <text:p text:style-name="P40"><text:span text:style-name="T131">R1 = intersectionRing P1;</text:span></text:p>
      <text:p text:style-name="P40"><text:span text:style-name="T131">c1= chern tangentBundle P1; </text:span></text:p>
      <text:p text:style-name="P40"><text:span text:style-name="T131">s1 = segre dual(tangentBundle P1); </text:span></text:p>
      <text:p text:style-name="P40"><text:span text:style-name="T131">P1n= abstractProjectiveSpace'(n, VariableName =&gt; h2); </text:span><text:span text:style-name="T92">%</text:span><text:span text:style-name="T93">Projective space representing polynomial.</text:span></text:p>
      <text:p text:style-name="P40"><text:span text:style-name="T131">R1n = intersectionRing P1n; </text:span></text:p>
      <text:p text:style-name="P40"><text:span text:style-name="T131">c1n = chern tangentBundle P1n; </text:span></text:p>
      <text:p text:style-name="P40"><text:span text:style-name="T131">s1n= segre dual(tangentBundle P1n); </text:span></text:p>
      <text:p text:style-name="P40"><text:span text:style-name="T131">P2n= abstractProjectiveSpace'(n, VariableName =&gt; h3); </text:span><text:span text:style-name="T92">%</text:span><text:span text:style-name="T93">Projective space representing polynomial.</text:span></text:p>
      <text:p text:style-name="P40"><text:span text:style-name="T131">R2n = intersectionRing P2n; </text:span></text:p>
      <text:p text:style-name="P40"><text:span text:style-name="T131">c2n = chern tangentBundle P2n; </text:span></text:p>
      <text:p text:style-name="P40"><text:span text:style-name="T131">s2n= segre dual(tangentBundle P2n); </text:span></text:p>
      <text:p text:style-name="P40"><text:span text:style-name="T131">P3n= abstractProjectiveSpace'(n, VariableName =&gt; h4); </text:span><text:span text:style-name="T92">%</text:span><text:span text:style-name="T93">Projective space representing polynomial.</text:span></text:p>
      <text:p text:style-name="P40"><text:span text:style-name="T131">R3n = intersectionRing P3n; </text:span></text:p>
      <text:p text:style-name="P40"><text:span text:style-name="T131">c3n = chern tangentBundle P3n; </text:span></text:p>
      <text:p text:style-name="P40"><text:span text:style-name="T131">s3n= segre dual(tangentBundle P3n); </text:span></text:p>
      <text:p text:style-name="P40"><text:span text:style-name="T131">Pe1= abstractProjectiveSpace'(3*n+1, VariableName =&gt; e1); </text:span><text:span text:style-name="T92">%</text:span><text:span text:style-name="T93">Projective space representing the exceptional divisor in the first blow-up, named E</text:span><text:span text:style-name="T92">'</text:span><text:span text:style-name="T93">. Also [E</text:span><text:span text:style-name="T92">'</text:span><text:span text:style-name="T93">]=e1, as well as its pullbacks by projections through blow-ups.</text:span></text:p>
      <text:p text:style-name="P40"><text:span text:style-name="T131">Re1 = intersectionRing Pe1; </text:span></text:p>
      <text:p text:style-name="P40"><text:span text:style-name="T131">Phe1= abstractProjectiveSpace'(3*n, VariableName =&gt; he1); </text:span><text:span text:style-name="T92">%</text:span><text:span text:style-name="T93">Projective space representing the first Chern Class of the line bundle O_{E</text:span><text:span text:style-name="T92">'</text:span><text:span text:style-name="T93">}(1) (hyperplane class of E</text:span><text:span text:style-name="T92">'</text:span><text:span text:style-name="T93">)</text:span></text:p>
      <text:p text:style-name="P40"><text:span text:style-name="T131">Rhe1 = intersectionRing Phe1; </text:span></text:p>
      <text:p text:style-name="P40"><text:span text:style-name="T131">Pe2= abstractProjectiveSpace'(3*n+1, VariableName =&gt; e2); </text:span><text:span text:style-name="T92">%</text:span><text:span text:style-name="T93">Projective space representing the exceptional divisor in the second blow-up, named E</text:span><text:span text:style-name="T92">''</text:span><text:span text:style-name="T93">. Also [E</text:span><text:span text:style-name="T92">''</text:span><text:span text:style-name="T93">]=e2, as well as its pullbacks by projections through blow-ups.</text:span></text:p>
      <text:p text:style-name="P40"><text:span text:style-name="T131">Re2 = intersectionRing Pe2; </text:span></text:p>
      <text:p text:style-name="P40"><text:span text:style-name="T131">RX=(R1 ** R1n ** R2n ** R3n ** Re1 ** Re2 ** Rhe1); </text:span><text:span text:style-name="T90">%</text:span><text:span text:style-name="T91">We will do all the computations in this auxiliary ring, obtained by tensoring all previous</text:span><text:span text:style-name="T94">ly defined</text:span><text:span text:style-name="T91"> intersection rings.</text:span></text:p>
      <text:p text:style-name="P40"><text:span text:style-name="T131"/></text:p>
      <text:p text:style-name="P40"><text:span text:style-name="T131"/></text:p>
      <text:p text:style-name="P40"><text:span text:style-name="T131">sNB0rX= sub(s1n^2,RX); </text:span><text:span text:style-name="T90">%</text:span><text:span text:style-name="T91">Segre class of N_{B0r</text:span><text:span text:style-name="T95">ed</text:span><text:span text:style-name="T91">/X}.</text:span></text:p>
      <text:p text:style-name="P40"><text:span text:style-name="T131">B0r=sub(0,RX); </text:span><text:span text:style-name="T90">%</text:span><text:span text:style-name="T91">Class [B0r</text:span><text:span text:style-name="T95">ed</text:span><text:span text:style-name="T91">] of B0r</text:span><text:span text:style-name="T95">ed</text:span><text:span text:style-name="T91"> inside the Chow ring of X.</text:span></text:p>
      <text:p text:style-name="P40"><text:span text:style-name="T131">for</text:span> <text:span text:style-name="T131">i from</text:span> <text:span text:style-name="T131">0 to</text:span> <text:span text:style-name="T131">n do</text:span> <text:span text:style-name="T131">(for</text:span> <text:span text:style-name="T131">j from</text:span> <text:span text:style-name="T131">0 to</text:span> <text:span text:style-name="T131">n do</text:span> <text:span text:style-name="T131">(B0r=B0r+h2^i*h3^j*h4^(2*n-i-j))); </text:span></text:p>
      <text:p text:style-name="P40"><text:span text:style-name="T131">cNB0rX= sub(c1n^2,RX); </text:span><text:span text:style-name="T90">%</text:span><text:span text:style-name="T96">Chern</text:span><text:span text:style-name="T91"> class of N_{B0r</text:span><text:span text:style-name="T95">ed</text:span><text:span text:style-name="T91">/X}.</text:span></text:p>
      <text:p text:style-name="P52"><text:span text:style-name="T24">cTX=sub(c1,RX)*sub(c1n,RX)*sub(c2n,RX)*sub(c3n,RX); </text:span><text:span text:style-name="T51">%</text:span><text:span text:style-name="T52">Chern</text:span><text:span text:style-name="T53"> class of </text:span><text:span text:style-name="T52">tangent space of X.</text:span><text:span text:style-name="T24"> </text:span></text:p>
      <text:p text:style-name="P52"><text:span text:style-name="T24">sTX=sub(s1,RX)*sub(s1n,RX)*sub(s2n,RX)*sub(s3n,RX); </text:span><text:span text:style-name="T51">%</text:span><text:span text:style-name="T54">Segre</text:span><text:span text:style-name="T53"> class of </text:span><text:span text:style-name="T52">tangent space of X.</text:span></text:p>
      <text:p text:style-name="P40"><text:span text:style-name="T131"/></text:p>
      <text:p text:style-name="P40"><text:span text:style-name="T131"/></text:p>
      <text:p text:style-name="P40"><text:span text:style-name="T131">cTPnO1=sub(1,RX); </text:span><text:span text:style-name="T90">%</text:span><text:span text:style-name="T96">Chern</text:span><text:span text:style-name="T91"> class of </text:span><text:span text:style-name="T96">the bundle TP</text:span><text:span text:style-name="T95">S</text:span><text:span text:style-name="T96">n</text:span><text:span text:style-name="T95">(1)</text:span><text:span text:style-name="T96"> \otimes O_(P</text:span><text:span text:style-name="T95">Lambda</text:span><text:span text:style-name="T96">)(1).</text:span></text:p>
      <text:p text:style-name="P40"><text:span text:style-name="T131">for</text:span> <text:span text:style-name="T131">k from</text:span> <text:span text:style-name="T131">1 to</text:span> <text:span text:style-name="T131">n do</text:span> <text:span text:style-name="T131">(cTPnO1=cTPnO1+part(k,(1+h2)^(n+1))+(n-k+1)*h1*part(k-1,(1+h2)^(n+1))); </text:span></text:p>
      <text:p text:style-name="P52"><text:span text:style-name="T24">sTPnO1=sub(1,RX); </text:span><text:span text:style-name="T51">%</text:span><text:span text:style-name="T54">Segre</text:span><text:span text:style-name="T53"> class of </text:span><text:span text:style-name="T52">the bundle TP</text:span><text:span text:style-name="T55">S</text:span><text:span text:style-name="T52">n</text:span><text:span text:style-name="T55">(1)</text:span><text:span text:style-name="T52"> \otimes O_(P</text:span><text:span text:style-name="T55">Lambda</text:span><text:span text:style-name="T52">)(1).</text:span></text:p>
      <text:p text:style-name="P40"><text:span text:style-name="T131">for</text:span> <text:span text:style-name="T131">k from</text:span> <text:span text:style-name="T131">1 to</text:span> <text:span text:style-name="T131">n+1 do</text:span> <text:span text:style-name="T131">(sTPnO1=sTPnO1+part(k,sub(s1n,RX))-(n+k-1)*h1*part(k-1,sub(s1n,RX))); </text:span></text:p>
      <text:p text:style-name="P40"><text:span text:style-name="T131">cNB0XB0r=cTPnO1; </text:span><text:span text:style-name="T90">%</text:span><text:span text:style-name="T96">Chern</text:span><text:span text:style-name="T91"> class of</text:span><text:span text:style-name="T96"> N_{B0/</text:span><text:span text:style-name="T98">X}</text:span><text:span text:style-name="T96">|_{B0r</text:span><text:span text:style-name="T95">ed</text:span><text:span text:style-name="T96">}.</text:span></text:p>
      <text:p text:style-name="P52"><text:soft-page-break/><text:span text:style-name="T24">sNB0XB0r=sTPnO1; </text:span><text:span text:style-name="T51">%</text:span><text:span text:style-name="T54">Segre</text:span><text:span text:style-name="T53"> class of</text:span><text:span text:style-name="T52"> N_{B0/</text:span><text:span text:style-name="T56">X}</text:span><text:span text:style-name="T52">|_{B0r</text:span><text:span text:style-name="T55">ed</text:span><text:span text:style-name="T52">}.</text:span></text:p>
      <text:p text:style-name="P40"><text:span text:style-name="T131">cNB0'rE'=sub(1,RX); </text:span><text:span text:style-name="T90">%</text:span><text:span text:style-name="T96">Chern</text:span><text:span text:style-name="T91"> class of</text:span><text:span text:style-name="T96"> N_{</text:span><text:span text:style-name="T90">B0'r</text:span><text:span text:style-name="T99">ed</text:span><text:span text:style-name="T96">/E</text:span><text:span text:style-name="T90">'</text:span><text:span text:style-name="T96">} in the Chow ring of E</text:span><text:span text:style-name="T92">'</text:span><text:span text:style-name="T96">.</text:span></text:p>
      <text:p text:style-name="P40"><text:span text:style-name="T131">for</text:span> <text:span text:style-name="T131">k from</text:span> <text:span text:style-name="T131">1 to</text:span> <text:span text:style-name="T131">n do</text:span> <text:span text:style-name="T131">(z=part(k,cNB0XB0r); for</text:span> <text:span text:style-name="T131">i from</text:span> <text:span text:style-name="T131">1 to</text:span> <text:span text:style-name="T131">k do</text:span> <text:span text:style-name="T131">(z = z + binomial(n-k+i,i) * (he1)^i * part(k-i,cNB0XB0r)); cNB0'rE'=cNB0'rE'+z); </text:span></text:p>
      <text:p text:style-name="P40"><text:span text:style-name="T131">sNB0'rE'=sub(1,RX); </text:span><text:span text:style-name="T90">%</text:span><text:span text:style-name="T97">Segre</text:span><text:span text:style-name="T91"> class of</text:span><text:span text:style-name="T96"> N_{</text:span><text:span text:style-name="T90">B0'r</text:span><text:span text:style-name="T99">ed</text:span><text:span text:style-name="T96">/E</text:span><text:span text:style-name="T90">'</text:span><text:span text:style-name="T96">} in the Chow ring of E</text:span><text:span text:style-name="T92">'</text:span><text:span text:style-name="T96">.</text:span></text:p>
      <text:p text:style-name="P40"><text:span text:style-name="T131">for</text:span> <text:span text:style-name="T131">k from</text:span> <text:span text:style-name="T131">1 to</text:span> <text:span text:style-name="T131">2*n do</text:span> <text:span text:style-name="T131">(z=part(k,sNB0XB0r); for</text:span> <text:span text:style-name="T131">i from</text:span> <text:span text:style-name="T131">0 to</text:span> <text:span text:style-name="T131">k-1 do</text:span> <text:span text:style-name="T131">(z = z + (-1)^(k-i) * binomial(n-1+k,n-1+i) * (he1)^(k-i) * part(i,sNB0XB0r)); sNB0'rE'=sNB0'rE'+z); B0'r=sub(part(n,cNB0'rE'),{he1=&gt;-e1})*e1; </text:span><text:span text:style-name="T90">%</text:span><text:span text:style-name="T91">Class [B0</text:span><text:span text:style-name="T90">'</text:span><text:span text:style-name="T91">r</text:span><text:span text:style-name="T98">ed</text:span><text:span text:style-name="T91">] of B0</text:span><text:span text:style-name="T90">'</text:span><text:span text:style-name="T91">r</text:span><text:span text:style-name="T98">ed</text:span><text:span text:style-name="T91"> inside the Chow ring of X</text:span><text:span text:style-name="T90">'</text:span><text:span text:style-name="T91">.</text:span></text:p>
      <text:p text:style-name="P40"><text:span text:style-name="T131">cNB0'rX'=cNB0'rE' * (1-he1); </text:span><text:span text:style-name="T90">%</text:span><text:span text:style-name="T96">Chern</text:span><text:span text:style-name="T91"> class of</text:span><text:span text:style-name="T96"> N_{</text:span><text:span text:style-name="T90">B0'r</text:span><text:span text:style-name="T98">ed</text:span><text:span text:style-name="T96">/X</text:span><text:span text:style-name="T90">'</text:span><text:span text:style-name="T96">} in the Chow ring of </text:span><text:span text:style-name="T100">E</text:span><text:span text:style-name="T92">'</text:span><text:span text:style-name="T96">.</text:span></text:p>
      <text:p text:style-name="P41"><text:span text:style-name="T131">sNE'X'=sub(1,RX); </text:span><text:span text:style-name="T90">%</text:span><text:span text:style-name="T101">Segre</text:span><text:span text:style-name="T91"> class of</text:span><text:span text:style-name="T96"> N_{</text:span><text:span text:style-name="T102">E</text:span><text:span text:style-name="T90">'</text:span><text:span text:style-name="T96">/X</text:span><text:span text:style-name="T90">'</text:span><text:span text:style-name="T96">} in the Chow ring of E</text:span><text:span text:style-name="T92">'</text:span><text:span text:style-name="T96">. </text:span></text:p>
      <text:p text:style-name="P40"><text:span text:style-name="T131">for</text:span> <text:span text:style-name="T131">k from</text:span> <text:span text:style-name="T131">1 to</text:span> <text:span text:style-name="T131">3*n do</text:span> <text:span text:style-name="T131">(sNE'X'=sNE'X'+(he1)^k); </text:span></text:p>
      <text:p text:style-name="P53"><text:span text:style-name="T24">sNB0'rX'=sNB0'rE' *sNE'X'; </text:span><text:span text:style-name="T51">%</text:span><text:span text:style-name="T57">Segre</text:span><text:span text:style-name="T53"> class of</text:span><text:span text:style-name="T52"> N_{</text:span><text:span text:style-name="T51">B0'r</text:span><text:span text:style-name="T56">ed</text:span><text:span text:style-name="T52">/X</text:span><text:span text:style-name="T51">'</text:span><text:span text:style-name="T52">} in the Chow ring of </text:span><text:span text:style-name="T57">E</text:span><text:span text:style-name="T58">'</text:span><text:span text:style-name="T52">.</text:span></text:p>
      <text:p text:style-name="P41"><text:span text:style-name="T131">cNB0'rX'=sub(cNB0'rX',{he1=&gt;-e1}); </text:span><text:span text:style-name="T90">%</text:span><text:span text:style-name="T96">Chern</text:span><text:span text:style-name="T91"> class of</text:span><text:span text:style-name="T96"> N_{</text:span><text:span text:style-name="T90">B0'r</text:span><text:span text:style-name="T98">ed</text:span><text:span text:style-name="T96">/X</text:span><text:span text:style-name="T90">'</text:span><text:span text:style-name="T96">} in the Chow ring of </text:span><text:span text:style-name="T100">X</text:span><text:span text:style-name="T92">'</text:span><text:span text:style-name="T96">.</text:span></text:p>
      <text:p text:style-name="P53"><text:span text:style-name="T24">sNB0'rX'=sub(sNB0'rX',{he1=&gt;-e1}); </text:span><text:span text:style-name="T51">%</text:span><text:span text:style-name="T57">Segre</text:span><text:span text:style-name="T53"> class of</text:span><text:span text:style-name="T52"> N_{</text:span><text:span text:style-name="T51">B0'r</text:span><text:span text:style-name="T56">ed</text:span><text:span text:style-name="T52">/X</text:span><text:span text:style-name="T51">'</text:span><text:span text:style-name="T52">} in the Chow ring of </text:span><text:span text:style-name="T57">X</text:span><text:span text:style-name="T58">'</text:span><text:span text:style-name="T52">.</text:span></text:p>
      <text:p text:style-name="P53"><text:span text:style-name="T52"/></text:p>
      <text:p text:style-name="P53"><text:span text:style-name="T52"/></text:p>
      <text:p text:style-name="P41"><text:span text:style-name="T131">B1=sub(0,RX); </text:span><text:span text:style-name="T90">%</text:span><text:span text:style-name="T91">Class [</text:span><text:span text:style-name="T96">B1</text:span><text:span text:style-name="T91">] of </text:span><text:span text:style-name="T96">B1</text:span><text:span text:style-name="T91"> inside the Chow ring of X.</text:span></text:p>
      <text:p text:style-name="P40"><text:span text:style-name="T131">for</text:span> <text:span text:style-name="T131">i from</text:span> <text:span text:style-name="T131">0 to</text:span> <text:span text:style-name="T131">n do</text:span> <text:span text:style-name="T131">(B1=B1+h1*h3^i*h4^(n-i)); </text:span></text:p>
      <text:p text:style-name="P41"><text:span text:style-name="T131">B2=sub(0,RX); </text:span><text:span text:style-name="T90">%</text:span><text:span text:style-name="T91">Class [</text:span><text:span text:style-name="T96">B</text:span><text:span text:style-name="T100">2</text:span><text:span text:style-name="T91">] of </text:span><text:span text:style-name="T96">B</text:span><text:span text:style-name="T100">2</text:span><text:span text:style-name="T91"> inside the Chow ring of X.</text:span></text:p>
      <text:p text:style-name="P40"><text:span text:style-name="T131">for</text:span> <text:span text:style-name="T131">i from</text:span> <text:span text:style-name="T131">0 to</text:span> <text:span text:style-name="T131">n do</text:span> <text:span text:style-name="T131">(B2=B2+h1*h2^i*h4^(n-i)); </text:span></text:p>
      <text:p text:style-name="P41"><text:span text:style-name="T131">B3=sub(0,RX); </text:span><text:span text:style-name="T90">%</text:span><text:span text:style-name="T91">Class [</text:span><text:span text:style-name="T96">B</text:span><text:span text:style-name="T100">3</text:span><text:span text:style-name="T91">] of </text:span><text:span text:style-name="T96">B</text:span><text:span text:style-name="T100">3</text:span><text:span text:style-name="T91"> inside the Chow ring of X.</text:span></text:p>
      <text:p text:style-name="P41"><text:span text:style-name="T131">for</text:span> <text:span text:style-name="T131">i from</text:span> <text:span text:style-name="T131">0 to</text:span> <text:span text:style-name="T131">n do</text:span> <text:span text:style-name="T131">(B3=B3+h1*h2^i*h3^(n-i)); cTZ1=sub(c1,RX)*sub(c1n,RX)*sub(c2n,RX); </text:span><text:span text:style-name="T90">%</text:span><text:span text:style-name="T103">Chern</text:span><text:span text:style-name="T96"> c</text:span><text:span text:style-name="T91">lass </text:span><text:span text:style-name="T96">of tangent space of Z1</text:span><text:span text:style-name="T91">.</text:span></text:p>
      <text:p text:style-name="P41"><text:span text:style-name="T131">cTZ2=sub(c1,RX)*sub(c1n,RX)*sub(c2n,RX); </text:span><text:span text:style-name="T90">%</text:span><text:span text:style-name="T103">Chern</text:span><text:span text:style-name="T96"> c</text:span><text:span text:style-name="T91">lass </text:span><text:span text:style-name="T96">of tangent space of Z</text:span><text:span text:style-name="T100">2.</text:span></text:p>
      <text:p text:style-name="P41"><text:span text:style-name="T131">cTZ3=sub(c1,RX)*sub(c1n,RX)*sub(c3n,RX); </text:span><text:span text:style-name="T90">%</text:span><text:span text:style-name="T103">Chern</text:span><text:span text:style-name="T96"> c</text:span><text:span text:style-name="T91">lass </text:span><text:span text:style-name="T96">of tangent space of Z</text:span><text:span text:style-name="T100">3</text:span><text:span text:style-name="T91">.</text:span></text:p>
      <text:p text:style-name="P41"><text:span text:style-name="T131">sNZ1X=sTX*cTZ1; </text:span><text:span text:style-name="T90">%</text:span><text:span text:style-name="T103">Segre</text:span><text:span text:style-name="T96"> c</text:span><text:span text:style-name="T91">lass </text:span><text:span text:style-name="T96">of the normal bundle N_{Z1/X}</text:span><text:span text:style-name="T91">.</text:span></text:p>
      <text:p text:style-name="P41"><text:span text:style-name="T131">sNZ2X=sTX*cTZ2; </text:span><text:span text:style-name="T90">%</text:span><text:span text:style-name="T103">Segre</text:span><text:span text:style-name="T96"> c</text:span><text:span text:style-name="T91">lass </text:span><text:span text:style-name="T96">of the normal bundle N_{Z</text:span><text:span text:style-name="T100">2</text:span><text:span text:style-name="T96">/X}</text:span><text:span text:style-name="T91">.</text:span></text:p>
      <text:p text:style-name="P41"><text:span text:style-name="T131">sNZ3X=sTX*cTZ3; </text:span><text:span text:style-name="T90">%</text:span><text:span text:style-name="T103">Segre</text:span><text:span text:style-name="T96"> c</text:span><text:span text:style-name="T91">lass </text:span><text:span text:style-name="T96">of the normal bundle N_{Z</text:span><text:span text:style-name="T100">3</text:span><text:span text:style-name="T96">/X}</text:span><text:span text:style-name="T91">.</text:span></text:p>
      <text:p text:style-name="P41"><text:span text:style-name="T131">sNZ1tX'=sub(1,RX); </text:span><text:span text:style-name="T90">%</text:span><text:span text:style-name="T100">Segre</text:span><text:span text:style-name="T96"> c</text:span><text:span text:style-name="T91">lass </text:span><text:span text:style-name="T96">of the normal bundle N_{</text:span><text:span text:style-name="T104">\tilde{</text:span><text:span text:style-name="T96">Z1</text:span><text:span text:style-name="T104">}</text:span><text:span text:style-name="T96">/X</text:span><text:span text:style-name="T90">'</text:span><text:span text:style-name="T96">}</text:span><text:span text:style-name="T91">.</text:span></text:p>
      <text:p text:style-name="P40"><text:span text:style-name="T131">for</text:span> <text:span text:style-name="T131">k from</text:span> <text:span text:style-name="T131">1 to</text:span> <text:span text:style-name="T131">2*n+1 do</text:span> <text:span text:style-name="T131">(z=part(k,sNZ1X); for</text:span> <text:span text:style-name="T131">i from</text:span> <text:span text:style-name="T131">0 to</text:span> <text:span text:style-name="T131">k-1 do</text:span> <text:span text:style-name="T131">(z = z + <text:s/>binomial(n-1+k,n-1+i) * (e1)^(k-i) * part(i,sNZ1X)); sNZ1tX'=sNZ1tX'+z);</text:span></text:p>
      <text:p text:style-name="P53"><text:span text:style-name="T24">sNZ2tX'=sub(1,RX); </text:span><text:span text:style-name="T51">%</text:span><text:span text:style-name="T57">Segre</text:span><text:span text:style-name="T52"> c</text:span><text:span text:style-name="T53">lass </text:span><text:span text:style-name="T52">of the normal bundle N_{</text:span><text:span text:style-name="T59">\tilde{</text:span><text:span text:style-name="T52">Z</text:span><text:span text:style-name="T57">2</text:span><text:span text:style-name="T59">}</text:span><text:span text:style-name="T52">/X</text:span><text:span text:style-name="T51">'</text:span><text:span text:style-name="T52">}</text:span><text:span text:style-name="T53">.</text:span></text:p>
      <text:p text:style-name="P40"><text:span text:style-name="T131">for</text:span> <text:span text:style-name="T131">k from</text:span> <text:span text:style-name="T131">1 to</text:span> <text:span text:style-name="T131">2*n+1 do</text:span> <text:span text:style-name="T131">(z=part(k,sNZ2X); for</text:span> <text:span text:style-name="T131">i from</text:span> <text:span text:style-name="T137">0</text:span><text:span text:style-name="T131"> to</text:span> <text:span text:style-name="T131">k-</text:span><text:span text:style-name="T133">1</text:span><text:span text:style-name="T131"> do</text:span> <text:span text:style-name="T131">(z = z + binomial(n-1+k,n-1+i) * (e1)^(k-i) * part(i,sNZ2X)); sNZ2tX'=sNZ2tX'+z); </text:span></text:p>
      <text:p text:style-name="P41"><text:span text:style-name="T131">sNZ3tX'=sub(1,RX); </text:span><text:span text:style-name="T90">%</text:span><text:span text:style-name="T100">Segre</text:span><text:span text:style-name="T96"> c</text:span><text:span text:style-name="T91">lass </text:span><text:span text:style-name="T96">of the normal bundle N_{</text:span><text:span text:style-name="T104">\tilde{</text:span><text:span text:style-name="T96">Z</text:span><text:span text:style-name="T100">3</text:span><text:span text:style-name="T104">}</text:span><text:span text:style-name="T96">/X</text:span><text:span text:style-name="T90">'</text:span><text:span text:style-name="T96">}</text:span><text:span text:style-name="T91">.</text:span></text:p>
      <text:p text:style-name="P40"><text:span text:style-name="T131">for</text:span> <text:span text:style-name="T131">k from</text:span> <text:span text:style-name="T131">1 to</text:span> <text:span text:style-name="T131">2*n+1 do</text:span> <text:span text:style-name="T131">(z=part(k,sNZ3X); for</text:span> <text:span text:style-name="T131">i from</text:span> <text:span text:style-name="T137">0</text:span><text:span text:style-name="T131"> to</text:span> <text:span text:style-name="T131">k-</text:span><text:span text:style-name="T133">1</text:span><text:span text:style-name="T131"> do</text:span> <text:span text:style-name="T131">(z = z + <text:s/>binomial(n-1+k,n-1+i) * (e1)^(k-i) * part(i,sNZ3X)); sNZ3tX'=sNZ3tX'+z); </text:span></text:p>
      <text:p text:style-name="P53"><text:span text:style-name="T24">sNB1''X''=sub(1,RX); </text:span><text:span text:style-name="T51">%</text:span><text:span text:style-name="T57">Segre</text:span><text:span text:style-name="T52"> c</text:span><text:span text:style-name="T53">lass </text:span><text:span text:style-name="T52">of the normal bundle N_{</text:span><text:span text:style-name="T59">\tilde{\tilde{</text:span><text:span text:style-name="T60">B</text:span><text:span text:style-name="T52">1</text:span><text:span text:style-name="T61">}}</text:span><text:span text:style-name="T52">/X</text:span><text:span text:style-name="T51">''</text:span><text:span text:style-name="T52">}</text:span><text:span text:style-name="T53">.</text:span></text:p>
      <text:p text:style-name="P40"><text:span text:style-name="T131">for</text:span> <text:span text:style-name="T131">k from</text:span> <text:span text:style-name="T131">1 to</text:span> <text:span text:style-name="T131">2*n do</text:span> <text:span text:style-name="T131">(z=part(k,sNZ1tX'); for</text:span> <text:span text:style-name="T131">i from</text:span> <text:span text:style-name="T131">0 to</text:span> <text:span text:style-name="T131">k-1 do</text:span> <text:span text:style-name="T131">(z = z + <text:s/>binomial(n-</text:span><text:span text:style-name="T134">1</text:span><text:span text:style-name="T131">+k,n-</text:span><text:span text:style-name="T134">1</text:span><text:span text:style-name="T131">+i) * (e2)^(k-i) * part(i,sNZ1tX')); sNB1''X''=sNB1''X''+z); </text:span></text:p>
      <text:p text:style-name="P41"><text:span text:style-name="T131">sNB2''X''=sub(1,RX); </text:span><text:span text:style-name="T90">%</text:span><text:span text:style-name="T100">Segre</text:span><text:span text:style-name="T96"> c</text:span><text:span text:style-name="T91">lass </text:span><text:span text:style-name="T96">of the normal bundle N_{</text:span><text:span text:style-name="T104">\tilde{\tilde{</text:span><text:span text:style-name="T105">B</text:span><text:span text:style-name="T100">2</text:span><text:span text:style-name="T106">}}</text:span><text:span text:style-name="T96">/X</text:span><text:span text:style-name="T90">''</text:span><text:span text:style-name="T96">}</text:span><text:span text:style-name="T91">.</text:span></text:p>
      <text:p text:style-name="P40"><text:span text:style-name="T131">for</text:span> <text:span text:style-name="T131">k from</text:span> <text:span text:style-name="T131">1 to</text:span> <text:span text:style-name="T131">2*n do</text:span> <text:span text:style-name="T131">(z=part(k,sNZ2tX'); for</text:span> <text:span text:style-name="T131">i from</text:span> <text:span text:style-name="T131">0 to</text:span> <text:span text:style-name="T131">k-1 do</text:span> <text:span text:style-name="T131">(z = z + <text:s/>binomial(n-</text:span><text:span text:style-name="T134">1</text:span><text:span text:style-name="T131">+k,n-</text:span><text:span text:style-name="T134">1</text:span><text:span text:style-name="T131">+i) * (e2)^(k-i) * part(i,sNZ2tX')); sNB2''X''=sNB2''X''+z); </text:span></text:p>
      <text:p text:style-name="P41"><text:span text:style-name="T131">sNB3''X''=sub(1,RX); </text:span><text:span text:style-name="T90">%</text:span><text:span text:style-name="T100">Segre</text:span><text:span text:style-name="T96"> c</text:span><text:span text:style-name="T91">lass </text:span><text:span text:style-name="T96">of the normal bundle N_{</text:span><text:span text:style-name="T104">\tilde{\tilde{</text:span><text:span text:style-name="T105">B</text:span><text:span text:style-name="T100">3</text:span><text:span text:style-name="T106">}}</text:span><text:span text:style-name="T96">/X</text:span><text:span text:style-name="T90">''</text:span><text:span text:style-name="T96">}</text:span><text:span text:style-name="T91">.</text:span></text:p>
      <text:p text:style-name="P40"><text:span text:style-name="T131">for</text:span> <text:span text:style-name="T131">k from</text:span> <text:span text:style-name="T131">1 to</text:span> <text:span text:style-name="T131">2*n do</text:span> <text:span text:style-name="T131">(z=part(k,sNZ3tX'); for</text:span> <text:span text:style-name="T131">i from</text:span> <text:span text:style-name="T131">0 to</text:span> <text:span text:style-name="T131">k-1 do</text:span> <text:span text:style-name="T131">(z = z + <text:s/>binomial(n-</text:span><text:span text:style-name="T134">1</text:span><text:span text:style-name="T131">+k,n-</text:span><text:span text:style-name="T134">1</text:span><text:span text:style-name="T131">+i) * (e2)^(k-i) * part(i,sNZ3tX')); sNB3''X''=sNB3''X''+z); </text:span></text:p>
      <text:p text:style-name="P41"><text:span text:style-name="T131"/></text:p>
      <text:p text:style-name="P41"><text:span text:style-name="T131"/></text:p>
      <text:p text:style-name="P41"><text:span text:style-name="T131">sNB1B0rB1= sub(s1n,RX); </text:span><text:span text:style-name="T90">%</text:span><text:span text:style-name="T105">Segre</text:span><text:span text:style-name="T96"> c</text:span><text:span text:style-name="T91">lass </text:span><text:span text:style-name="T96">of the normal bundle N_{</text:span><text:span text:style-name="T107">B1\cap B0r</text:span><text:span text:style-name="T98">ed</text:span><text:span text:style-name="T96">/</text:span><text:span text:style-name="T107">B1</text:span><text:span text:style-name="T96">}</text:span><text:span text:style-name="T91">.</text:span></text:p>
      <text:p text:style-name="P41"><text:span text:style-name="T131">sNB2B0rB2= sub(s2n,RX); </text:span><text:span text:style-name="T90">%</text:span><text:span text:style-name="T105">Segre</text:span><text:span text:style-name="T96"> c</text:span><text:span text:style-name="T91">lass </text:span><text:span text:style-name="T96">of the normal bundle N_{</text:span><text:span text:style-name="T107">B</text:span><text:span text:style-name="T100">2</text:span><text:span text:style-name="T107">\cap B0r</text:span><text:span text:style-name="T98">ed</text:span><text:span text:style-name="T96">/</text:span><text:span text:style-name="T107">B</text:span><text:span text:style-name="T100">2</text:span><text:span text:style-name="T96">}</text:span><text:span text:style-name="T91">.</text:span></text:p>
      <text:p text:style-name="P41"><text:span text:style-name="T131">sNB3B0rB3= sub(s3n,RX); </text:span><text:span text:style-name="T90">%</text:span><text:span text:style-name="T105">Segre</text:span><text:span text:style-name="T96"> c</text:span><text:span text:style-name="T91">lass </text:span><text:span text:style-name="T96">of the normal bundle N_{</text:span><text:span text:style-name="T107">B</text:span><text:span text:style-name="T100">3</text:span><text:span text:style-name="T107">\cap B0r</text:span><text:span text:style-name="T98">ed</text:span><text:span text:style-name="T96">/</text:span><text:span text:style-name="T107">B</text:span><text:span text:style-name="T100">3</text:span><text:span text:style-name="T96">}</text:span><text:span text:style-name="T91">.</text:span></text:p>
      <text:p text:style-name="P41"><text:span text:style-name="T131">sNE'X'=sub(1,RX); </text:span><text:span text:style-name="T135"><text:s/></text:span><text:span text:style-name="T90">%</text:span><text:span text:style-name="T105">Segre</text:span><text:span text:style-name="T96"> c</text:span><text:span text:style-name="T91">lass </text:span><text:span text:style-name="T96">of the normal bundle N_{</text:span><text:span text:style-name="T107">E</text:span><text:span text:style-name="T92">'</text:span><text:span text:style-name="T107">/</text:span><text:span text:style-name="T91">X</text:span><text:span text:style-name="T90">'</text:span><text:span text:style-name="T96">}</text:span><text:span text:style-name="T107">=O_{E</text:span><text:span text:style-name="T92">'</text:span><text:span text:style-name="T107">}(-1)</text:span><text:span text:style-name="T91">.</text:span></text:p>
      <text:p text:style-name="P40"><text:span text:style-name="T131">for</text:span> <text:span text:style-name="T131">k from</text:span> <text:span text:style-name="T131">1 to</text:span> <text:span text:style-name="T131">(3*n) do</text:span> <text:span text:style-name="T131">sNE'X'=sNE'X'+(-e1)^k ; </text:span></text:p>
      <text:p text:style-name="P40"><text:span text:style-name="T131">F11 =part(n+1, cNB0rX* sNE'X' * e1 * h1 * sNB1B0rB1); </text:span></text:p>
      <text:p text:style-name="P40"><text:soft-page-break/><text:span text:style-name="T131">F12 =part(n+1, cNB0rX*sNE'X' * e1 * h1 * sNB2B0rB2); </text:span></text:p>
      <text:p text:style-name="P40"><text:span text:style-name="T131">F13 =part(n+1, cNB0rX*sNE'X' * e1 * h1 * sNB3B0rB3); </text:span></text:p>
      <text:p text:style-name="P41"><text:span text:style-name="T131">B1t = B1-F11; </text:span><text:span text:style-name="T90">%</text:span><text:span text:style-name="T91">Class [</text:span><text:span text:style-name="T108">\tilde{</text:span><text:span text:style-name="T96">B</text:span><text:span text:style-name="T108">1}</text:span><text:span text:style-name="T91">] of </text:span><text:span text:style-name="T108">\tilde{B1}</text:span><text:span text:style-name="T91"> inside the Chow ring of X</text:span><text:span text:style-name="T90">'</text:span><text:span text:style-name="T91">.</text:span></text:p>
      <text:p text:style-name="P41"><text:span text:style-name="T131">B2t = B2-F12; </text:span><text:span text:style-name="T90">%</text:span><text:span text:style-name="T91">Class [</text:span><text:span text:style-name="T108">\tilde{</text:span><text:span text:style-name="T96">B</text:span><text:span text:style-name="T100">2</text:span><text:span text:style-name="T108">}</text:span><text:span text:style-name="T91">] of </text:span><text:span text:style-name="T108">\tilde{B</text:span><text:span text:style-name="T100">2</text:span><text:span text:style-name="T108">}</text:span><text:span text:style-name="T91"> inside the Chow ring of X</text:span><text:span text:style-name="T90">'</text:span><text:span text:style-name="T91">.</text:span></text:p>
      <text:p text:style-name="P41"><text:span text:style-name="T131">B3t = B3-F13; </text:span><text:span text:style-name="T90">%</text:span><text:span text:style-name="T91">Class [</text:span><text:span text:style-name="T108">\tilde{</text:span><text:span text:style-name="T96">B</text:span><text:span text:style-name="T100">3</text:span><text:span text:style-name="T108">}</text:span><text:span text:style-name="T91">] of </text:span><text:span text:style-name="T108">\tilde{B</text:span><text:span text:style-name="T100">3</text:span><text:span text:style-name="T108">}</text:span><text:span text:style-name="T91"> inside the Chow ring of X</text:span><text:span text:style-name="T90">'</text:span><text:span text:style-name="T91">.</text:span></text:p>
      <text:p text:style-name="P41"><text:span text:style-name="T131">sNB1'B0'rB1'=sub(1,RX); </text:span><text:span text:style-name="T90">%</text:span><text:span text:style-name="T105">Segre</text:span><text:span text:style-name="T96"> c</text:span><text:span text:style-name="T91">lass </text:span><text:span text:style-name="T96">of the normal bundle N_{</text:span><text:span text:style-name="T107">B1</text:span><text:span text:style-name="T90">'</text:span><text:span text:style-name="T107">\cap B0</text:span><text:span text:style-name="T90">'</text:span><text:span text:style-name="T107">r</text:span><text:span text:style-name="T98">ed</text:span><text:span text:style-name="T96">/</text:span><text:span text:style-name="T107">B1</text:span><text:span text:style-name="T90">'</text:span><text:span text:style-name="T96">}</text:span><text:span text:style-name="T91">.</text:span></text:p>
      <text:p text:style-name="P40"><text:span text:style-name="T131">for</text:span> <text:span text:style-name="T131">k from</text:span> <text:span text:style-name="T131">1 to</text:span> <text:span text:style-name="T131">(3*n) do</text:span> <text:span text:style-name="T131">sNB1'B0'rB1'=sNB1'B0'rB1'+(-e1)^k ; </text:span></text:p>
      <text:p text:style-name="P41"><text:span text:style-name="T131">sNB2'B0'rB2'=sNB1'B0'rB1'; </text:span><text:span text:style-name="T90">%</text:span><text:span text:style-name="T105">Segre</text:span><text:span text:style-name="T96"> c</text:span><text:span text:style-name="T91">lass </text:span><text:span text:style-name="T96">of the normal bundle N_{</text:span><text:span text:style-name="T107">B</text:span><text:span text:style-name="T100">2</text:span><text:span text:style-name="T90">'</text:span><text:span text:style-name="T107">\cap B0</text:span><text:span text:style-name="T90">'</text:span><text:span text:style-name="T107">r</text:span><text:span text:style-name="T98">ed</text:span><text:span text:style-name="T96">/</text:span><text:span text:style-name="T107">B</text:span><text:span text:style-name="T100">2</text:span><text:span text:style-name="T90">'</text:span><text:span text:style-name="T96">}</text:span><text:span text:style-name="T91">.</text:span></text:p>
      <text:p text:style-name="P41"><text:span text:style-name="T131">sNB3'B0'rB3'=sNB1'B0'rB1'; </text:span><text:span text:style-name="T90">%</text:span><text:span text:style-name="T105">Segre</text:span><text:span text:style-name="T96"> c</text:span><text:span text:style-name="T91">lass </text:span><text:span text:style-name="T96">of the normal bundle N_{</text:span><text:span text:style-name="T107">B</text:span><text:span text:style-name="T100">3</text:span><text:span text:style-name="T90">'</text:span><text:span text:style-name="T107">\cap B0</text:span><text:span text:style-name="T90">'</text:span><text:span text:style-name="T107">r</text:span><text:span text:style-name="T98">ed</text:span><text:span text:style-name="T96">/</text:span><text:span text:style-name="T107">B</text:span><text:span text:style-name="T100">3</text:span><text:span text:style-name="T90">'</text:span><text:span text:style-name="T96">}</text:span><text:span text:style-name="T91">.</text:span></text:p>
      <text:p text:style-name="P41"><text:span text:style-name="T131">sNE''X''=sub(1,RX); </text:span><text:span text:style-name="T90">%</text:span><text:span text:style-name="T105">Segre</text:span><text:span text:style-name="T96"> c</text:span><text:span text:style-name="T91">lass </text:span><text:span text:style-name="T96">of the normal bundle N_{</text:span><text:span text:style-name="T107">E</text:span><text:span text:style-name="T92">''/</text:span><text:span text:style-name="T91">X</text:span><text:span text:style-name="T90">''</text:span><text:span text:style-name="T96">}</text:span><text:span text:style-name="T107">=O_{E</text:span><text:span text:style-name="T92">''</text:span><text:span text:style-name="T107">}(-1)</text:span><text:span text:style-name="T91">.</text:span></text:p>
      <text:p text:style-name="P40"><text:span text:style-name="T131">for</text:span> <text:span text:style-name="T131">k from</text:span> <text:span text:style-name="T131">1 to</text:span> <text:span text:style-name="T131">(3*n) do</text:span> <text:span text:style-name="T131">sNE''X''=sNE''X''+(-e2)^k ; </text:span></text:p>
      <text:p text:style-name="P40"><text:span text:style-name="T131">F21= part(n+1,cNB0'rX' * e2 * sNE''X'' * h1 * sNB1'B0'rB1'); </text:span></text:p>
      <text:p text:style-name="P40"><text:span text:style-name="T131">F22= part(n+1,cNB0'rX' * e2 * sNE''X'' * h1 * sNB2'B0'rB2'); </text:span></text:p>
      <text:p text:style-name="P40"><text:span text:style-name="T131">F23= part(n+1,cNB0'rX' * e2 * sNE''X'' * h1 * sNB3'B0'rB3'); </text:span></text:p>
      <text:p text:style-name="P41"><text:span text:style-name="T131">B1tt = B1t-F21; </text:span><text:span text:style-name="T90">%</text:span><text:span text:style-name="T91">Class [</text:span><text:span text:style-name="T108">\tilde{\tilde{</text:span><text:span text:style-name="T96">B</text:span><text:span text:style-name="T108">1}}</text:span><text:span text:style-name="T91">] of </text:span><text:span text:style-name="T108">\tilde{\tilde{B1}}</text:span><text:span text:style-name="T91"> inside the Chow ring of X</text:span><text:span text:style-name="T90">''.</text:span></text:p>
      <text:p text:style-name="P41"><text:span text:style-name="T131">B2tt = B2t-F22; </text:span><text:span text:style-name="T90">%</text:span><text:span text:style-name="T91">Class [</text:span><text:span text:style-name="T108">\tilde{\tilde{</text:span><text:span text:style-name="T96">B</text:span><text:span text:style-name="T100">2</text:span><text:span text:style-name="T108">}}</text:span><text:span text:style-name="T91">] of </text:span><text:span text:style-name="T108">\tilde{\tilde{B</text:span><text:span text:style-name="T100">2</text:span><text:span text:style-name="T108">}}</text:span><text:span text:style-name="T91"> inside the Chow ring of X</text:span><text:span text:style-name="T90">''.</text:span></text:p>
      <text:p text:style-name="P41"><text:span text:style-name="T131">B3tt = B3t-F23; </text:span><text:span text:style-name="T90">%</text:span><text:span text:style-name="T91">Class [</text:span><text:span text:style-name="T108">\tilde{\tilde{</text:span><text:span text:style-name="T96">B</text:span><text:span text:style-name="T100">3</text:span><text:span text:style-name="T108">}}</text:span><text:span text:style-name="T91">] of </text:span><text:span text:style-name="T108">\tilde{\tilde{B</text:span><text:span text:style-name="T100">3</text:span><text:span text:style-name="T108">}}</text:span><text:span text:style-name="T91"> inside the Chow ring of X</text:span><text:span text:style-name="T90">''.</text:span></text:p>
      <text:p text:style-name="P41"><text:span text:style-name="T131">ResTot=1/6*(h1+h2+h3+h4-e1-e2)^(3*n+1); for</text:span> <text:span text:style-name="T131">j from</text:span> <text:span text:style-name="T131">(n+1) to</text:span> <text:span text:style-name="T131">(3*n+1) do</text:span> <text:span text:style-name="T131">(ResTot = ResTot - 1/6 * binomial(3*n+1,j) * part(j-n-1,sNB1''X'') * B1tt * (h1+h2+h3+h4-e1-e2)^(3*n+1-j)- 1/6 * binomial(3*n+1,j) * part(j-n-1,sNB2''X'') * B2tt * (h1+h2+h3+h4-e1-e2)^(3*n+1-j)- 1/6 *binomial(3*n+1,j) * part(j-n-1,sNB3''X'') * B3tt * (h1+h2+h3+h4-e1-e2)^(3*n+1-j)); </text:span><text:span text:style-name="T90">%</text:span><text:span text:style-name="T105">ResTot </text:span><text:span text:style-name="T109">is</text:span><text:span text:style-name="T105"> </text:span><text:span text:style-name="T109">the push forward by the last blow-up projection of the pullback of the hyperplane class. It is a class in the Chow ring of </text:span><text:span text:style-name="T90">X''.</text:span><text:span text:style-name="T131"> </text:span></text:p>
      <text:p text:style-name="P41"><text:span text:style-name="T131"/></text:p>
      <text:p text:style-name="P41"><text:span text:style-name="T131">ResAux=sub(part(0,sub(ResTot,QQ[h1,h2,h3,h4,e1,e2,Degrees=&gt;{0,0,0,0,0,1}])),RX); P=(3*n+2):sub(0,RX); for</text:span> <text:span text:style-name="T131">j from</text:span> <text:span text:style-name="T131">0 to</text:span> <text:span text:style-name="T131">3*n+1 do</text:span> <text:span text:style-name="T131">(P=replace(j,sub(sub(part(j,sub(ResTot,QQ[h1,h2,h3,h4,e1,e2,Degrees=&gt;{0,0,0,0,0,1}])),RX),{sub(e2,RX)=&gt;sub(1,RX)}),P)); for</text:span> <text:span text:style-name="T131">j from</text:span> <text:span text:style-name="T131">(n+1) to</text:span> <text:span text:style-name="T131">(3*n+1) do</text:span> <text:span text:style-name="T131">(ResAux = ResAux+P_j*(-1)^(j-1)*part(j-n-1,sNB0'rX')*B0'r); </text:span><text:span text:style-name="T90">%</text:span><text:span text:style-name="T105">ResAux displays the push forward by the second blow-up of ResTot. It is a class in the Chow ring of </text:span><text:span text:style-name="T90">X'.</text:span></text:p>
      <text:p text:style-name="P41"><text:span text:style-name="T90"/></text:p>
      <text:p text:style-name="P41"><text:span text:style-name="T131">ResFin=sub(part(0,sub(ResAux,QQ[h1,h2,h3,h4,e1,Degrees=&gt;{0,0,0,0,1}])),RX); Q=(3*n+2):sub(0,RX); </text:span><text:span text:style-name="T90">%</text:span><text:span text:style-name="T105">List of polynomials multiplying e1^j for every j.</text:span></text:p>
      <text:p text:style-name="P41"><text:span text:style-name="T105"/></text:p>
      <text:p text:style-name="P41"><text:span text:style-name="T131">for</text:span> <text:span text:style-name="T131">j from</text:span> <text:span text:style-name="T131">0 to</text:span> <text:span text:style-name="T131">3*n+1 do (Q=replace(j,sub(sub(part(j,sub(ResAux,QQ[h1,h2,h3,h4,e1,Degrees=&gt;{0,0,0,0,1}])),RX),{sub(e1,RX)=&gt;sub(1,RX)}),Q)); for</text:span> <text:span text:style-name="T131">j from</text:span> <text:span text:style-name="T131">(2*n) to</text:span> <text:span text:style-name="T131">(3*n+1) do</text:span> <text:span text:style-name="T131">(ResFin= ResFin+Q_j*(-1)^(j-1)*part(j-2*n,sNB0rX)*B0r); </text:span><text:span text:style-name="T90">%</text:span><text:span text:style-name="T105">ResFin displays the push forward by the first blow-up of ResAux. It is a class in the Chow ring of </text:span><text:span text:style-name="T90">X </text:span><text:span text:style-name="T105">of degree 3*n+1; it is the class of a point times the sought out degree.</text:span></text:p>
      <text:p text:style-name="P41"><text:span text:style-name="T105"/></text:p>
      <text:p text:style-name="P42"><text:span text:style-name="T131">ResFin </text:span><text:span text:style-name="T89">%</text:span><text:span text:style-name="T105">This displays the result.</text:span></text:p>
      <text:p text:style-name="P40"><text:span text:style-name="T131"/></text:p>
      <text:p text:style-name="P42"><text:span text:style-name="T131">sub(ResFin,{sub(h1,RX)=&gt;sub(1,RX),sub(h2,RX)=&gt;sub(1,RX),sub(h3,RX)=&gt;sub(1,RX),sub(h4,RX)=&gt;sub(1,RX)}) </text:span><text:span text:style-name="T90">%</text:span><text:span text:style-name="T105">By extracting the respective coefficient, we get the </text:span><text:span text:style-name="T110">final </text:span><text:span text:style-name="T105">result.</text:span><text:line-break/></text:p>
      <text:p text:style-name="P27"><text:span text:style-name="T5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 Mono" svg:font-family="'Roboto Mono'"/>
    <style:font-face style:name="Roboto Mono1" svg:font-family="'Roboto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2DT13H56M2S</meta:editing-duration>
    <meta:editing-cycles>48</meta:editing-cycles>
    <meta:generator>LibreOffice/6.4.6.2$Linux_X86_64 LibreOffice_project/40$Build-2</meta:generator>
    <dc:date>2021-05-01T01:52:37.692918487</dc:date>
    <meta:document-statistic meta:table-count="0" meta:image-count="0" meta:object-count="0" meta:page-count="3" meta:paragraph-count="100" meta:word-count="1241" meta:character-count="9284" meta:non-whitespace-character-count="8098"/>
  </office:meta>
</office:document-meta>
</file>